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7.673cm" fo:margin-left="0.011cm" fo:margin-right="9.315cm" table:align="margins" style:writing-mode="lr-tb"/>
    </style:style>
    <style:style style:name="Tabelle1.A" style:family="table-column">
      <style:table-column-properties style:column-width="2.408cm" style:rel-column-width="20559*"/>
    </style:style>
    <style:style style:name="Tabelle1.B" style:family="table-column">
      <style:table-column-properties style:column-width="2.619cm" style:rel-column-width="22367*"/>
    </style:style>
    <style:style style:name="Tabelle1.C" style:family="table-column">
      <style:table-column-properties style:column-width="2.648cm" style:rel-column-width="22609*"/>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1" style:family="table-cell">
      <style:table-cell-properties style:vertical-align="top" fo:padding-left="0.191cm" fo:padding-right="0.191cm" fo:padding-top="0cm" fo:padding-bottom="0cm" fo:border="0.5pt solid #000000"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language="de" fo:country="AT"/>
    </style:style>
    <style:style style:name="P2" style:family="paragraph" style:parent-style-name="Standard">
      <style:paragraph-properties style:snap-to-layout-grid="false"/>
      <style:text-properties fo:language="de" fo:country="AT" fo:font-weight="bold" style:font-weight-asian="bold"/>
    </style:style>
    <style:style style:name="P3" style:family="paragraph" style:parent-style-name="Standard">
      <style:paragraph-properties style:snap-to-layout-grid="false"/>
      <style:text-properties fo:language="de" fo:country="AT"/>
    </style:style>
    <style:style style:name="P4" style:family="paragraph" style:parent-style-name="Standard">
      <style:text-properties fo:language="en" fo:country="US"/>
    </style:style>
    <style:style style:name="P5" style:family="paragraph" style:parent-style-name="Standard">
      <style:text-properties fo:language="en" fo:country="US" style:text-underline-style="solid" style:text-underline-width="auto" style:text-underline-color="font-color" fo:font-weight="bold" style:font-weight-asian="bold"/>
    </style:style>
    <style:style style:name="P6" style:family="paragraph" style:parent-style-name="Standard">
      <style:text-properties fo:language="en" fo:country="US" style:text-underline-style="none" fo:font-weight="bold" style:font-weight-asian="bold"/>
    </style:style>
    <style:style style:name="P7" style:family="paragraph" style:parent-style-name="Standard">
      <style:paragraph-properties style:text-autospace="none"/>
      <style:text-properties style:font-name="Courier New2" fo:language="de" fo:country="AT" style:font-name-complex="Courier New2"/>
    </style:style>
    <style:style style:name="P8" style:family="paragraph" style:parent-style-name="Standard">
      <style:paragraph-properties fo:margin-left="1.27cm" fo:margin-right="0cm" fo:text-indent="0cm" style:auto-text-indent="false"/>
      <style:text-properties fo:language="de" fo:country="AT"/>
    </style:style>
    <style:style style:name="P9" style:family="paragraph" style:parent-style-name="Text_20_body">
      <style:text-properties fo:language="en" fo:country="US"/>
    </style:style>
    <style:style style:name="P10" style:family="paragraph" style:parent-style-name="Text_20_body">
      <style:text-properties fo:language="de" fo:country="AT"/>
    </style:style>
    <style:style style:name="P11" style:family="paragraph" style:parent-style-name="code">
      <style:text-properties fo:language="de" fo:country="AT"/>
    </style:style>
    <style:style style:name="P12" style:family="paragraph" style:parent-style-name="code">
      <style:text-properties fo:language="de" fo:country="AT" style:font-name-complex="Courier New2"/>
    </style:style>
    <style:style style:name="P13" style:family="paragraph" style:parent-style-name="code">
      <style:text-properties fo:language="en" fo:country="US"/>
    </style:style>
    <style:style style:name="P14" style:family="paragraph" style:parent-style-name="User_20_Index_20_1">
      <style:paragraph-properties>
        <style:tab-stops>
          <style:tab-stop style:position="16.999cm" style:type="right" style:leader-style="dotted" style:leader-text="."/>
        </style:tab-stops>
      </style:paragraph-properties>
    </style:style>
    <style:style style:name="P15" style:family="paragraph" style:parent-style-name="aufgabe_5f_überschrift">
      <style:text-properties fo:language="de" fo:country="AT"/>
    </style:style>
    <style:style style:name="P16" style:family="paragraph" style:parent-style-name="User_20_Index_20_2">
      <style:paragraph-properties>
        <style:tab-stops>
          <style:tab-stop style:position="16.499cm" style:type="right" style:leader-style="dotted" style:leader-text="."/>
        </style:tab-stops>
      </style:paragraph-properties>
    </style:style>
    <style:style style:name="P17" style:family="paragraph" style:parent-style-name="aufgabe">
      <style:text-properties fo:language="de" fo:country="AT"/>
    </style:style>
    <style:style style:name="P18" style:family="paragraph" style:parent-style-name="Standard" style:list-style-name="WW8Num80">
      <style:text-properties fo:language="de" fo:country="AT"/>
    </style:style>
    <style:style style:name="P19" style:family="paragraph" style:parent-style-name="Standard" style:list-style-name="WW8Num89">
      <style:text-properties fo:language="de" fo:country="AT"/>
    </style:style>
    <style:style style:name="P20" style:family="paragraph" style:parent-style-name="Standard" style:list-style-name="WW8Num115">
      <style:text-properties fo:language="de" fo:country="AT"/>
    </style:style>
    <style:style style:name="P21" style:family="paragraph" style:parent-style-name="Standard" style:list-style-name="WW8Num107">
      <style:text-properties fo:language="de" fo:country="AT"/>
    </style:style>
    <style:style style:name="P22" style:family="paragraph" style:parent-style-name="Standard" style:list-style-name="WW8Num115"/>
    <style:style style:name="P23" style:family="paragraph" style:parent-style-name="Standard" style:list-style-name="WW8Num107"/>
    <style:style style:name="P24" style:family="paragraph" style:parent-style-name="Text_20_body" style:list-style-name="List_20_3"/>
    <style:style style:name="P25" style:family="paragraph" style:parent-style-name="Heading_20_3">
      <style:text-properties fo:language="de" fo:country="AT"/>
    </style:style>
    <style:style style:name="P26" style:family="paragraph" style:parent-style-name="Heading_20_3">
      <style:text-properties fo:language="en" fo:country="U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999cm" style:type="right" style:leader-style="dotted" style:leader-text="."/>
        </style:tab-stops>
      </style:paragraph-properties>
    </style:style>
    <style:style style:name="P30" style:family="paragraph">
      <loext:graphic-properties draw:fill="none" draw:fill-color="#ffffff"/>
      <style:paragraph-properties fo:text-align="center" style:writing-mode="lr-tb"/>
      <style:text-properties fo:font-size="24pt"/>
    </style:style>
    <style:style style:name="P31" style:family="paragraph">
      <style:paragraph-properties style:writing-mode="lr-tb"/>
    </style:style>
    <style:style style:name="P32" style:family="paragraph">
      <loext:graphic-properties draw:fill="solid" draw:fill-color="#ffffff"/>
      <style:paragraph-properties style:writing-mode="lr-tb"/>
    </style:style>
    <style:style style:name="P33" style:family="paragraph">
      <loext:graphic-properties draw:fill="none" draw:fill-color="#ffffff"/>
      <style:paragraph-properties style:writing-mode="lr-tb"/>
    </style:style>
    <style:style style:name="P34" style:family="paragraph">
      <loext:graphic-properties draw:fill="solid" draw:fill-color="#eaeaea"/>
      <style:paragraph-properties style:writing-mode="lr-tb"/>
    </style:style>
    <style:style style:name="T1" style:family="text">
      <style:text-properties fo:font-style="normal" style:font-style-asian="normal" style:font-style-complex="normal"/>
    </style:style>
    <style:style style:name="T2" style:family="text">
      <style:text-properties fo:language="de" fo:country="AT"/>
    </style:style>
    <style:style style:name="T3" style:family="text">
      <style:text-properties fo:language="de" fo:country="AT" style:text-underline-style="solid" style:text-underline-width="auto" style:text-underline-color="font-color"/>
    </style:style>
    <style:style style:name="T4" style:family="text">
      <style:text-properties fo:language="de" fo:country="AT" style:text-underline-style="solid" style:text-underline-width="auto" style:text-underline-color="font-color" fo:font-weight="bold" style:font-weight-asian="bold"/>
    </style:style>
    <style:style style:name="T5" style:family="text">
      <style:text-properties fo:language="de" fo:country="AT" fo:font-style="italic" style:font-style-asian="italic"/>
    </style:style>
    <style:style style:name="T6" style:family="text">
      <style:text-properties fo:language="de" fo:country="AT" fo:font-style="italic" style:font-style-asian="italic" style:font-style-complex="italic"/>
    </style:style>
    <style:style style:name="T7" style:family="text">
      <style:text-properties fo:language="de" fo:country="AT" style:font-name-complex="Courier New2"/>
    </style:style>
    <style:style style:name="T8" style:family="text">
      <style:text-properties fo:language="de" fo:country="AT" fo:font-style="normal" style:font-style-asian="normal" style:font-style-complex="normal"/>
    </style:style>
    <style:style style:name="T9" style:family="text">
      <style:text-properties fo:language="en" fo:country="US"/>
    </style:style>
    <style:style style:name="T10" style:family="text">
      <style:text-properties fo:language="en" fo:country="US" style:font-name-complex="Courier New2"/>
    </style:style>
    <style:style style:name="T11" style:family="text">
      <style:text-properties fo:font-weight="bold" style:font-weight-asian="bold" style:font-weight-complex="bold"/>
    </style:style>
    <style:style style:name="T12" style:family="text">
      <style:text-properties style:use-window-font-color="true" style:font-name="Verdana3" fo:font-size="8pt" fo:language="de" fo:country="AT" style:font-name-asian="Times New Roman" style:font-size-asian="8pt" style:font-name-complex="Times New Roman" style:font-size-complex="8pt" style:language-complex="ar" style:country-complex="SA"/>
    </style:style>
    <style:style style:name="T13" style:family="text">
      <style:text-properties style:use-window-font-color="true" style:font-name="Verdana3" fo:font-size="10pt" fo:language="de" fo:country="AT" style:font-name-asian="Times New Roman" style:font-size-asian="10pt" style:font-name-complex="Times New Roman" style:font-size-complex="10pt" style:language-complex="ar" style:country-complex="SA"/>
    </style:style>
    <style:style style:name="T14" style:family="text">
      <style:text-properties style:use-window-font-color="true" style:font-name="Verdana3" fo:font-size="9.5pt" fo:language="de" fo:country="AT" style:font-name-asian="Times New Roman" style:font-size-asian="9.5pt" style:font-name-complex="Times New Roman" style:font-size-complex="9pt" style:language-complex="ar" style:country-complex="SA"/>
    </style:style>
    <style:style style:name="T15" style:family="text">
      <style:text-properties fo:color="#000000" style:font-name="Verdana3" fo:font-size="9.5pt" fo:language="en" fo:country="US" style:font-name-asian="Times New Roman" style:font-size-asian="9.5pt" style:font-name-complex="Times New Roman" style:font-size-complex="9pt" style:language-complex="ar" style:country-complex="SA"/>
    </style:style>
    <style:style style:name="T16" style:family="text">
      <style:text-properties style:use-window-font-color="true" style:font-name="Verdana3" fo:font-size="9.5pt" fo:language="en" fo:country="US" style:font-name-asian="Times New Roman" style:font-size-asian="9.5pt" style:font-name-complex="Times New Roman" style:font-size-complex="9pt" style:language-complex="ar" style:country-complex="SA"/>
    </style:style>
    <style:style style:name="T17" style:family="text">
      <style:text-properties style:use-window-font-color="true" style:font-name="Verdana3" fo:font-size="9.5pt" fo:language="de" fo:country="DE" style:font-name-asian="Times New Roman" style:font-size-asian="9.5pt" style:font-name-complex="Times New Roman" style:font-size-complex="9pt" style:language-complex="ar" style:country-complex="SA"/>
    </style:style>
    <style:style style:name="T18" style:family="text">
      <style:text-properties style:use-window-font-color="true" style:font-name="Verdana3" fo:font-size="9pt" fo:language="en" fo:country="US" style:font-name-asian="Times New Roman" style:font-size-asian="9pt" style:font-name-complex="Times New Roman" style:font-size-complex="9pt" style:language-complex="ar" style:country-complex="SA"/>
    </style:style>
    <style:style style:name="T19" style:family="text">
      <style:text-properties style:use-window-font-color="true" style:font-name="Verdana3" fo:font-size="2.5pt" fo:language="de" fo:country="AT" style:font-name-asian="Times New Roman" style:font-size-asian="2.5pt" style:font-name-complex="Times New Roman" style:font-size-complex="8pt" style:language-complex="ar" style:country-complex="SA"/>
    </style:style>
    <style:style style:name="T20" style:family="text">
      <style:text-properties style:use-window-font-color="true" style:font-name="Verdana3" fo:font-size="8pt" fo:language="en" fo:country="US" style:text-underline-style="solid" style:text-underline-width="auto" style:text-underline-color="font-color" fo:font-weight="bold" style:font-name-asian="Times New Roman" style:font-size-asian="8pt" style:font-weight-asian="bold" style:font-name-complex="Times New Roman" style:font-size-complex="8pt" style:language-complex="ar" style:country-complex="SA"/>
    </style:style>
    <style:style style:name="T21" style:family="text">
      <style:text-properties style:use-window-font-color="true" style:font-name="Verdana3" fo:font-size="8pt" fo:language="en" fo:country="US" fo:font-weight="bold" style:font-name-asian="Times New Roman" style:font-size-asian="8pt" style:font-weight-asian="bold" style:font-name-complex="Times New Roman" style:font-size-complex="8pt" style:language-complex="ar" style:country-complex="SA"/>
    </style:style>
    <style:style style:name="T22" style:family="text">
      <style:text-properties style:use-window-font-color="true" style:font-name="Verdana3" fo:font-size="8pt" fo:language="en" fo:country="US" style:font-name-asian="Times New Roman" style:font-size-asian="8pt" style:font-name-complex="Times New Roman" style:font-size-complex="8pt" style:language-complex="ar" style:country-complex="SA"/>
    </style:style>
    <style:style style:name="T23" style:family="text">
      <style:text-properties style:use-window-font-color="true" style:font-name="Verdana3" fo:font-size="8pt" fo:language="de" fo:country="AT" style:text-underline-style="solid" style:text-underline-width="auto" style:text-underline-color="font-color" fo:font-weight="bold" style:font-name-asian="Times New Roman" style:font-size-asian="8pt" style:font-weight-asian="bold" style:font-name-complex="Times New Roman" style:font-size-complex="8pt" style:language-complex="ar" style:country-complex="SA"/>
    </style:style>
    <style:style style:name="T24" style:family="text">
      <style:text-properties style:use-window-font-color="true" style:font-name="Verdana3" fo:font-size="8pt" fo:language="de" fo:country="AT" fo:font-weight="bold" style:font-name-asian="Times New Roman" style:font-size-asian="8pt" style:font-weight-asian="bold" style:font-name-complex="Times New Roman" style:font-size-complex="8pt" style:language-complex="ar" style:country-complex="SA"/>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cm" fo:margin-right="0cm" style:run-through="foreground" style:vertical-pos="top" style:vertical-rel="baseline" style:horizontal-pos="from-left" style:horizontal-rel="paragraph-content"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solid" draw:fill-color="#eaeaea"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31cm" fo:padding-bottom="0.131cm" fo:padding-left="0.259cm" fo:padding-right="0.259cm" fo:wrap-option="wrap" draw:shadow="hidden" style:run-through="foreground"/>
    </style:style>
    <style:style style:name="gr11"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042cm" fo:padding-bottom="0.042cm" fo:padding-left="0.086cm" fo:padding-right="0.086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28"><text:a xlink:type="simple" xlink:href="#__RefHeading___Toc2279_662248510" text:style-name="Internet_20_link" text:visited-style-name="Internet_20_link">1. <text:s/></text:a>Datenstrukturen in C<text:tab/>1</text:p>
          <text:p text:style-name="P29"><text:a xlink:type="simple" xlink:href="#__RefHeading___Toc2281_662248510" text:style-name="Internet_20_link" text:visited-style-name="Internet_20_link">1.1. <text:s/></text:a>Ziele. Voraussetzungen<text:tab/>1</text:p>
          <text:p text:style-name="P29"><text:a xlink:type="simple" xlink:href="#__RefHeading___Toc2283_662248510" text:style-name="Internet_20_link" text:visited-style-name="Internet_20_link">1.2. <text:s/></text:a>Listen<text:tab/>1</text:p>
          <text:p text:style-name="P27"><text:a xlink:type="simple" xlink:href="#__RefHeading___Toc2285_662248510" text:style-name="Internet_20_link" text:visited-style-name="Internet_20_link">1.2.1. <text:s/></text:a>Das Einfügen in eine verkettete Liste<text:tab/>5</text:p>
          <text:p text:style-name="P27"><text:a xlink:type="simple" xlink:href="#__RefHeading___Toc2287_662248510" text:style-name="Internet_20_link" text:visited-style-name="Internet_20_link">1.2.2. <text:s/></text:a>Das Löschen aus einer verketteten Liste<text:tab/>6</text:p>
          <text:p text:style-name="P27"><text:a xlink:type="simple" xlink:href="#__RefHeading___Toc2289_662248510" text:style-name="Internet_20_link" text:visited-style-name="Internet_20_link">1.2.3. <text:s/></text:a>Das Demoprogramm t_minish.c<text:tab/>10</text:p>
          <text:p text:style-name="P29"><text:a xlink:type="simple" xlink:href="#__RefHeading___Toc2291_662248510" text:style-name="Internet_20_link" text:visited-style-name="Internet_20_link">1.3. <text:s/></text:a>Aufgaben: Listen<text:tab/>13</text:p>
          <text:p text:style-name="P28">Aufgabe: tminish.c, o_strlist.h, o_strlist.c<text:tab/>13</text:p>
          <text:p text:style-name="P28">+Aufgabe: Dlist<text:tab/>13</text:p>
          <text:p text:style-name="P28">Aufgabe: sort<text:tab/>13</text:p>
          <text:p text:style-name="P28">Aufgabe: InsertSorted<text:tab/>13</text:p>
          <text:p text:style-name="P29"><text:a xlink:type="simple" xlink:href="#__RefHeading___Toc2301_662248510" text:style-name="Internet_20_link" text:visited-style-name="Internet_20_link">1.4. <text:s/></text:a>Bäume<text:tab/>13</text:p>
          <text:p text:style-name="P27"><text:a xlink:type="simple" xlink:href="#__RefHeading___Toc2303_662248510" text:style-name="Internet_20_link" text:visited-style-name="Internet_20_link">1.4.1. <text:s/></text:a>Die Haederdatei eines Binären Suchbaumes<text:tab/>14</text:p>
          <text:p text:style-name="P27"><text:a xlink:type="simple" xlink:href="#__RefHeading___Toc2305_662248510" text:style-name="Internet_20_link" text:visited-style-name="Internet_20_link">1.4.2. <text:s/></text:a>Das Traversieren binärer Bäume<text:tab/>15</text:p>
          <text:p text:style-name="P27"><text:a xlink:type="simple" xlink:href="#__RefHeading___Toc2307_662248510" text:style-name="Internet_20_link" text:visited-style-name="Internet_20_link">1.4.3. <text:s/></text:a>Suchen<text:tab/>17</text:p>
          <text:p text:style-name="P27"><text:a xlink:type="simple" xlink:href="#__RefHeading___Toc2309_662248510" text:style-name="Internet_20_link" text:visited-style-name="Internet_20_link">1.4.4. <text:s/></text:a>Einfügen<text:tab/>17</text:p>
          <text:p text:style-name="P27"><text:a xlink:type="simple" xlink:href="#__RefHeading___Toc2311_662248510" text:style-name="Internet_20_link" text:visited-style-name="Internet_20_link">1.4.5. <text:s/></text:a>Das Löschen eines Elementes<text:tab/>18</text:p>
          <text:p text:style-name="P27"><text:a xlink:type="simple" xlink:href="#__RefHeading___Toc2313_662248510" text:style-name="Internet_20_link" text:visited-style-name="Internet_20_link">1.4.6. <text:s/></text:a>Aufgaben: Binäre Bäume<text:tab/>18</text:p>
          <text:p text:style-name="P28">+Aufgabe: delBinSearch<text:tab/>18</text:p>
          <text:p text:style-name="P28">Aufgabe: BinTreeADB<text:tab/>18</text:p>
          <text:p text:style-name="P29"><text:a xlink:type="simple" xlink:href="#__RefHeading___Toc2319_662248510" text:style-name="Internet_20_link" text:visited-style-name="Internet_20_link">1.5. <text:s/></text:a>Zusammenfassung<text:tab/>19</text:p>
          <text:p text:style-name="P29"><text:a xlink:type="simple" xlink:href="#__RefHeading___Toc2321_662248510" text:style-name="Internet_20_link" text:visited-style-name="Internet_20_link">1.6. <text:s/></text:a>Ausblick<text:tab/>19</text:p>
        </text:index-body>
      </text:table-of-content>
      <text:p text:style-name="Text_20_body"/>
      <text:h text:style-name="Heading_20_1" text:outline-level="1" text:restart-numbering="true" text:start-value="-1"><text:bookmark-start text:name="__RefHeading___Toc2279_662248510"/>Datenstrukturen in C<text:bookmark-end text:name="__RefHeading___Toc2279_662248510"/></text:h>
      <text:h text:style-name="Heading_20_2" text:outline-level="2"><text:bookmark-start text:name="__RefHeading___Toc2281_662248510"/>Ziele. Voraussetzungen<text:bookmark-end text:name="__RefHeading___Toc2281_662248510"/></text:h>
      <text:list xml:id="list3388034345" text:style-name="List_20_3">
        <text:list-item>
          <text:p text:style-name="P24">Komplexe, flexible Datenhaltung im RAM einsetzen und erstellen können</text:p>
          <text:p text:style-name="P24"/>
        </text:list-item>
        <text:list-item>
          <text:p text:style-name="P24">Voraussetzungen:</text:p>
          <text:list>
            <text:list-item>
              <text:p text:style-name="P24">Grundlagen der Programmierung in C</text:p>
            </text:list-item>
          </text:list>
        </text:list-item>
      </text:list>
      <text:p text:style-name="Text_20_body"/>
      <text:list xml:id="list192556988962830" text:continue-list="list3388034345" text:style-name="List_20_3">
        <text:list-item text:start-value="1">
          <text:p text:style-name="P24">Quellen:</text:p>
          <text:list>
            <text:list-item>
              <text:p text:style-name="P24"><text:a xlink:type="simple" xlink:href="http://www.pronix.de/" text:style-name="Internet_20_link" text:visited-style-name="Visited_20_Internet_20_Link">www.pronix.de</text:a></text:p>
            </text:list-item>
          </text:list>
        </text:list-item>
      </text:list>
      <text:p text:style-name="Text_20_body"/>
      <text:list xml:id="list192556040812143" text:continue-numbering="true" text:style-name="List_20_3">
        <text:list-item>
          <text:list>
            <text:list-header>
              <text:p text:style-name="P24"/>
            </text:list-header>
          </text:list>
        </text:list-item>
      </text:list>
      <text:h text:style-name="Heading_20_2" text:outline-level="2"><text:bookmark-start text:name="__RefHeading___Toc2283_662248510"/>Listen<text:bookmark-end text:name="__RefHeading___Toc2283_662248510"/></text:h>
      <text:p text:style-name="luecke">Eine <text:span text:style-name="luecke">verkettete</text:span> Liste ist eine Datenstruktur, in der Objekte linear geordnet sind. </text:p>
      <text:p text:style-name="P1"/>
      <text:p text:style-name="P1">In Arrays ist dies durch die Indizierung der Arrayelemente gegeben. Da die Arraygröße aber zur Übersetzungszeit bekannt sein muss, kann dies u. U. zu Problemen führen (1. Array wird zur Laufzeit zu klein oder 2. Es wird zu viel Speicherplatz verschwendet). </text:p>
      <text:p text:style-name="P1"/>
      <text:p text:style-name="P1">Verkettete Listen sind hier flexibler, da von jedem Element auf den Nachfolger verwiesen wird. Unter C verwendet man dafür Zeiger. </text:p>
      <text:p text:style-name="P1"><text:soft-page-break/></text:p>
      <text:p text:style-name="P1">Die folgende Grafik zeigt eine sog. einfach gekettete Liste mit einem Listenkopf:</text:p>
      <text:p text:style-name="P1"/>
      <text:p text:style-name="P1"><draw:g text:anchor-type="char" draw:z-index="1" draw:style-name="gr2"><draw:rect draw:style-name="gr3" draw:text-style-name="P30" svg:width="13.043cm" svg:height="5.397cm" svg:x="0cm" svg:y="0cm"><text:p/></draw:rect><draw:g draw:style-name="gr4"><draw:frame draw:style-name="gr5" draw:text-style-name="P32" svg:width="1.587cm" svg:height="0.952cm" svg:x="5.41cm" svg:y="2.856cm"><draw:text-box><text:p text:style-name="P31"><text:span text:style-name="T12">Data</text:span></text:p></draw:text-box></draw:frame><draw:frame draw:style-name="gr5" draw:text-style-name="P32" svg:width="1.587cm" svg:height="0.952cm" svg:x="6.996cm" svg:y="2.856cm"><draw:text-box><text:p text:style-name="P31"><text:span text:style-name="T12">Pointer</text:span></text:p></draw:text-box></draw:frame></draw:g><draw:g draw:style-name="gr4"><draw:frame draw:style-name="gr5" draw:text-style-name="P32" svg:width="1.587cm" svg:height="0.952cm" svg:x="9.853cm" svg:y="2.856cm"><draw:text-box><text:p text:style-name="P31"><text:span text:style-name="T12">Data</text:span></text:p></draw:text-box></draw:frame><draw:frame draw:style-name="gr5" draw:text-style-name="P32" svg:width="1.587cm" svg:height="0.952cm" svg:x="11.439cm" svg:y="2.856cm"><draw:text-box><text:p text:style-name="P31"><text:span text:style-name="T12">Pointer NULL</text:span></text:p></draw:text-box></draw:frame></draw:g><draw:g draw:style-name="gr4"><draw:frame draw:style-name="gr5" draw:text-style-name="P32" svg:width="1.587cm" svg:height="0.952cm" svg:x="1.282cm" svg:y="2.856cm"><draw:text-box><text:p text:style-name="P31"><text:span text:style-name="T12">Data</text:span></text:p></draw:text-box></draw:frame><draw:frame draw:style-name="gr5" draw:text-style-name="P32" svg:width="1.587cm" svg:height="0.952cm" svg:x="2.868cm" svg:y="2.856cm"><draw:text-box><text:p text:style-name="P31"><text:span text:style-name="T12">Pointer</text:span></text:p></draw:text-box></draw:frame></draw:g><draw:line draw:style-name="gr6" draw:text-style-name="P30" svg:x1="3.824cm" svg:y1="3.491cm" svg:x2="5.41cm" svg:y2="3.493cm"><text:p/></draw:line><draw:line draw:style-name="gr6" draw:text-style-name="P30" svg:x1="7.95cm" svg:y1="3.491cm" svg:x2="9.853cm" svg:y2="3.493cm"><text:p/></draw:line><draw:line draw:style-name="gr6" draw:text-style-name="P30" svg:x1="0.332cm" svg:y1="1.905cm" svg:x2="0.334cm" svg:y2="3.491cm"><text:p/></draw:line><draw:line draw:style-name="gr6" draw:text-style-name="P30" svg:x1="0.332cm" svg:y1="3.491cm" svg:x2="1.283cm" svg:y2="3.493cm"><text:p/></draw:line><draw:g draw:style-name="gr4"><draw:frame draw:style-name="gr5" draw:text-style-name="P32" svg:width="1.587cm" svg:height="0.948cm" svg:x="0.012cm" svg:y="0.953cm"><draw:text-box><text:p text:style-name="P31"><text:span text:style-name="T12">first</text:span></text:p></draw:text-box></draw:frame><draw:frame draw:style-name="gr5" draw:text-style-name="P32" svg:width="1.587cm" svg:height="0.948cm" svg:x="1.598cm" svg:y="0.953cm"><draw:text-box><text:p text:style-name="P31"><text:span text:style-name="T12">len = 3</text:span></text:p></draw:text-box></draw:frame><draw:frame draw:style-name="gr5" draw:text-style-name="P32" svg:width="1.587cm" svg:height="0.948cm" svg:x="3.186cm" svg:y="0.953cm"><draw:text-box><text:p text:style-name="P31"><text:span text:style-name="T12">last</text:span></text:p></draw:text-box></draw:frame></draw:g><draw:frame draw:style-name="gr7" draw:text-style-name="P33" svg:width="4.444cm" svg:height="0.95cm" svg:x="0.012cm" svg:y="0cm"><draw:text-box><text:p text:style-name="P31"><text:span text:style-name="T13">Listenkopf</text:span></text:p></draw:text-box></draw:frame><draw:line draw:style-name="gr6" draw:text-style-name="P30" svg:x1="4.459cm" svg:y1="1.588cm" svg:x2="10.49cm" svg:y2="1.59cm"><text:p/></draw:line><draw:line draw:style-name="gr6" draw:text-style-name="P30" svg:x1="10.49cm" svg:y1="1.588cm" svg:x2="10.492cm" svg:y2="2.856cm"><text:p/></draw:line><draw:frame draw:style-name="gr8" draw:text-style-name="P32" svg:width="3.174cm" svg:height="1.269cm" svg:x="1.282cm" svg:y="4.126cm"><draw:text-box><text:p text:style-name="P31"><text:span text:style-name="T13">Listenelement</text:span></text:p><text:p text:style-name="P31"><text:span text:style-name="T13">(Knoten)</text:span></text:p></draw:text-box></draw:frame></draw:g><draw:rect text:anchor-type="as-char" draw:z-index="0" draw:style-name="gr1" draw:text-style-name="P30" svg:width="13.041cm" svg:height="5.395cm"><text:p/></draw:rect></text:p>
      <text:p text:style-name="P1"/>
      <text:p text:style-name="P1">Ein Listenelement (man sagt auch Knoten) besteht aus folg. 2 Komponenten:</text:p>
      <text:list xml:id="list3818091723" text:style-name="WW8Num80">
        <text:list-item>
          <text:p text:style-name="P18">Das zu speichernde Datum (int, float, struct person , …, char *void)</text:p>
        </text:list-item>
        <text:list-item>
          <text:p text:style-name="P18">Zeiger auf das nächste <text:span text:style-name="luecke">Listenelement</text:span></text:p>
        </text:list-item>
      </text:list>
      <text:p text:style-name="P8">Hinweis: Beim letzten Listenelement wird diese Komponente mit einem <text:span text:style-name="luecke">NULL</text:span>-Pointer belegt.</text:p>
      <text:p text:style-name="P8"/>
      <text:p text:style-name="code">/* -- SLIST Knoten */</text:p>
      <text:p text:style-name="code">struct SList {</text:p>
      <text:p text:style-name="code"><text:s text:c="2"/>char *Data;</text:p>
      <text:p text:style-name="code"><text:s text:c="2"/><text:span text:style-name="luecke">struct</text:span> <text:span text:style-name="luecke">SList</text:span> *Next;</text:p>
      <text:p text:style-name="code">};</text:p>
      <text:p text:style-name="code">typedef struct SList <text:s/>SLIST;</text:p>
      <text:p text:style-name="P1"/>
      <text:p text:style-name="P1"/>
      <text:p text:style-name="P1">Es gibt verschiedene Arten der Realisierung. Hier wird ein sog. Listenheader verwendet, der aus 3 Komponenten besteht:</text:p>
      <text:list xml:id="list3249254847" text:style-name="WW8Num89">
        <text:list-item>
          <text:p text:style-name="P19">Zeiger auf das erste Listenelement</text:p>
        </text:list-item>
        <text:list-item>
          <text:p text:style-name="P19">Zeiger auf das letzte Listenelement</text:p>
        </text:list-item>
        <text:list-item>
          <text:p text:style-name="P19">Anzahl der Listenelemente</text:p>
        </text:list-item>
      </text:list>
      <text:p text:style-name="P1"/>
      <text:p text:style-name="P1"/>
      <text:p text:style-name="code">/* -- Ein Kopf-Knoten, der die Listenlänge enthält */</text:p>
      <text:p text:style-name="code">struct SList_Header {</text:p>
      <text:p text:style-name="code"><text:s text:c="2"/>int Len;</text:p>
      <text:p text:style-name="code"><text:s text:c="2"/><text:span text:style-name="luecke">SLIST</text:span> *First, *Last;</text:p>
      <text:p text:style-name="code">};</text:p>
      <text:p text:style-name="code">typedef struct SList_Header SLIST_HEADER;</text:p>
      <text:p text:style-name="P4"/>
      <text:p text:style-name="P1"/>
      <text:p text:style-name="Standard"><text:span text:style-name="T2">Wir wollen im folgenden das Programm </text:span><text:span text:style-name="T5">t_minish</text:span><text:span text:style-name="T2"> entwickeln, das eine so genannte Historie der eingegebenen Befehle in Form einer Liste speichern soll. D.h. ein Listenknoten enthält einen String (=das eingegebene Kommando). Die folgende Grafik zeigt diesen Sachverhalt.</text:span></text:p>
      <text:p text:style-name="P1"/>
      <text:p text:style-name="P1"/>
      <text:p text:style-name="P1"><draw:g text:anchor-type="char" draw:z-index="13" draw:style-name="gr2"><draw:rect draw:style-name="gr3" draw:text-style-name="P30" svg:width="13.336cm" svg:height="4.763cm" svg:x="0cm" svg:y="0cm"><text:p/></draw:rect><draw:g draw:style-name="gr4"><draw:g draw:style-name="gr4"><draw:frame draw:style-name="gr5" draw:text-style-name="P32" svg:width="1.585cm" svg:height="0.95cm" svg:x="5.403cm" svg:y="1.914cm"><draw:text-box><text:p text:style-name="P31"><text:span text:style-name="T12">data</text:span></text:p><text:p text:style-name="P31"><text:span text:style-name="T12">pointer</text:span></text:p></draw:text-box></draw:frame><draw:frame draw:style-name="gr5" draw:text-style-name="P32" svg:width="1.585cm" svg:height="0.95cm" svg:x="6.987cm" svg:y="1.914cm"><draw:text-box><text:p text:style-name="P31"><text:span text:style-name="T12">Pointer</text:span></text:p></draw:text-box></draw:frame></draw:g><draw:g draw:style-name="gr4"><draw:frame draw:style-name="gr5" draw:text-style-name="P32" svg:width="1.583cm" svg:height="0.95cm" svg:x="9.841cm" svg:y="1.914cm"><draw:text-box><text:p text:style-name="P31"><text:span text:style-name="T12">data</text:span></text:p><text:p text:style-name="P31"><text:span text:style-name="T12">pointer</text:span></text:p></draw:text-box></draw:frame><draw:frame draw:style-name="gr5" draw:text-style-name="P32" svg:width="1.583cm" svg:height="0.95cm" svg:x="11.423cm" svg:y="1.914cm"><draw:text-box><text:p text:style-name="P31"><text:span text:style-name="T12">Pointer NULL</text:span></text:p></draw:text-box></draw:frame></draw:g><draw:g draw:style-name="gr4"><draw:frame draw:style-name="gr5" draw:text-style-name="P32" svg:width="1.585cm" svg:height="0.95cm" svg:x="1.281cm" svg:y="1.914cm"><draw:text-box><text:p text:style-name="P31"><text:span text:style-name="T12">data pointer</text:span></text:p></draw:text-box></draw:frame><draw:frame draw:style-name="gr5" draw:text-style-name="P32" svg:width="1.585cm" svg:height="0.95cm" svg:x="2.865cm" svg:y="1.914cm"><draw:text-box><text:p text:style-name="P31"><text:span text:style-name="T12">Pointer</text:span></text:p></draw:text-box></draw:frame></draw:g><draw:line draw:style-name="gr6" draw:text-style-name="P30" svg:x1="3.817cm" svg:y1="2.547cm" svg:x2="5.403cm" svg:y2="2.549cm"><text:p/></draw:line><draw:line draw:style-name="gr6" draw:text-style-name="P30" svg:x1="7.941cm" svg:y1="2.547cm" svg:x2="9.842cm" svg:y2="2.549cm"><text:p/></draw:line><draw:line draw:style-name="gr6" draw:text-style-name="P30" svg:x1="0.328cm" svg:y1="0.961cm" svg:x2="0.33cm" svg:y2="2.547cm"><text:p/></draw:line><draw:line draw:style-name="gr6" draw:text-style-name="P30" svg:x1="0.328cm" svg:y1="2.547cm" svg:x2="1.279cm" svg:y2="2.549cm"><text:p/></draw:line><draw:g draw:style-name="gr4"><draw:frame draw:style-name="gr5" draw:text-style-name="P32" svg:width="1.585cm" svg:height="0.948cm" svg:x="0.012cm" svg:y="0.011cm"><draw:text-box><text:p text:style-name="P31"><text:span text:style-name="T12">first</text:span></text:p></draw:text-box></draw:frame><draw:frame draw:style-name="gr5" draw:text-style-name="P32" svg:width="1.585cm" svg:height="0.948cm" svg:x="1.596cm" svg:y="0.011cm"><draw:text-box><text:p text:style-name="P31"><text:span text:style-name="T12">len = 3</text:span></text:p></draw:text-box></draw:frame><draw:frame draw:style-name="gr5" draw:text-style-name="P32" svg:width="1.585cm" svg:height="0.948cm" svg:x="3.182cm" svg:y="0.011cm"><draw:text-box><text:p text:style-name="P31"><text:span text:style-name="T12">last</text:span></text:p></draw:text-box></draw:frame></draw:g><draw:line draw:style-name="gr6" draw:text-style-name="P30" svg:x1="4.452cm" svg:y1="0.646cm" svg:x2="10.476cm" svg:y2="0.648cm"><text:p/></draw:line><draw:line draw:style-name="gr6" draw:text-style-name="P30" svg:x1="10.476cm" svg:y1="0.646cm" svg:x2="10.48cm" svg:y2="1.912cm"><text:p/></draw:line></draw:g><draw:line draw:style-name="gr6" draw:text-style-name="P30" svg:x1="1.6cm" svg:y1="2.551cm" svg:x2="1.6cm" svg:y2="3.819cm"><text:p/></draw:line><draw:frame draw:style-name="gr5" draw:text-style-name="P32" svg:width="2.855cm" svg:height="0.952cm" svg:x="1.588cm" svg:y="3.806cm"><draw:text-box><text:p text:style-name="P31"><text:span text:style-name="T13">"</text:span><text:span text:style-name="T12">dir</text:span><text:span text:style-name="T13">"</text:span></text:p></draw:text-box></draw:frame><draw:line draw:style-name="gr6" draw:text-style-name="P30" svg:x1="5.722cm" svg:y1="2.551cm" svg:x2="5.722cm" svg:y2="3.819cm"><text:p/></draw:line><draw:frame draw:style-name="gr5" draw:text-style-name="P32" svg:width="2.855cm" svg:height="0.943cm" svg:x="5.722cm" svg:y="3.819cm"><draw:text-box><text:p text:style-name="P31"><text:span text:style-name="T13">"</text:span><text:span text:style-name="T12">cd c:\dev-c</text:span><text:span text:style-name="T13">"</text:span></text:p></draw:text-box></draw:frame><draw:line draw:style-name="gr6" draw:text-style-name="P30" svg:x1="10.162cm" svg:y1="2.551cm" svg:x2="10.162cm" svg:y2="3.819cm"><text:p/></draw:line><draw:frame draw:style-name="gr5" draw:text-style-name="P32" svg:width="3.172cm" svg:height="0.943cm" svg:x="10.162cm" svg:y="3.819cm"><draw:text-box><text:p text:style-name="P31"><text:span text:style-name="T13">"</text:span><text:span text:style-name="T12">type t_minish.c</text:span><text:span text:style-name="T13">"</text:span></text:p></draw:text-box></draw:frame></draw:g><text:soft-page-break/><draw:rect text:anchor-type="as-char" draw:z-index="2" draw:style-name="gr1" draw:text-style-name="P30" svg:width="13.336cm" svg:height="4.763cm"><text:p/></draw:rect></text:p>
      <text:p text:style-name="P1"/>
      <text:p text:style-name="P1"/>
      <text:p text:style-name="code">// Grobentwurf von t_minish</text:p>
      <text:p text:style-name="code"/>
      <text:p text:style-name="code">#include "<text:span text:style-name="luecke">o_strlist.h</text:span>"</text:p>
      <text:p text:style-name="code">…</text:p>
      <text:p text:style-name="code">int main()</text:p>
      <text:p text:style-name="code">{</text:p>
      <text:p text:style-name="code"><text:tab/><text:span text:style-name="luecke">SLIST_HEADER*</text:span> cmdList;</text:p>
      <text:p text:style-name="code"><text:tab/>cmdList = createSList();</text:p>
      <text:p text:style-name="code"/>
      <text:p text:style-name="code"><text:tab/>printf(prompt);</text:p>
      <text:p text:style-name="code"><text:tab/>fgets (eingabe);</text:p>
      <text:p text:style-name="code"/>
      <text:p text:style-name="code"><text:tab/>while (eingabe != <text:span text:style-name="T2">"</text:span>quit<text:span text:style-name="T2">")</text:span></text:p>
      <text:p text:style-name="code"><text:tab/><text:tab/>insertFirst (<text:span text:style-name="luecke">cmdList</text:span>, eingabe);</text:p>
      <text:p text:style-name="code"><text:tab/><text:tab/>exec (eingabe);</text:p>
      <text:p text:style-name="code">….</text:p>
      <text:p text:style-name="code">}</text:p>
      <text:p text:style-name="P1"/>
      <text:p text:style-name="Standard"><text:span text:style-name="T2">Im Sinne des </text:span><text:span text:style-name="T3">Information Hiding</text:span><text:span text:style-name="T2"> wollen wir mittels </text:span><text:span text:style-name="luecke"><text:span text:style-name="T2">Datenkapselung</text:span></text:span><text:span text:style-name="T2"> den Zugriff auf die tatsächlichen Knoten und Listenheader nur mittels </text:span><text:span text:style-name="luecke"><text:span text:style-name="T2">Zugriffsfunktionen</text:span></text:span><text:span text:style-name="T2"> realisieren. D.h. wir bauen einen ADT (Abstrakten DatenTyp) namens SLIST.</text:span></text:p>
      <text:p text:style-name="P1"/>
      <text:p text:style-name="P1">Dazu überlegen wir zunächst, welche Operationen/Funktionen (=Verhalten der Liste) wir benötigen. D.h. wir spezifizieren das Interface des ADT (vgl. Software IC)</text:p>
      <text:p text:style-name="P1"/>
      <text:p text:style-name="P1"><draw:g text:anchor-type="char" draw:z-index="12" draw:style-name="gr2"><draw:rect draw:style-name="gr3" draw:text-style-name="P30" svg:width="13.992cm" svg:height="9.681cm" svg:x="0cm" svg:y="0cm"><text:p/></draw:rect><draw:custom-shape draw:style-name="gr9" draw:text-style-name="P34" svg:width="7.931cm" svg:height="9.653cm" svg:x="0cm" svg:y="0cm"><text:p/><draw:enhanced-geometry svg:viewBox="0 0 21600 21600" draw:type="rectangle" draw:enhanced-path="M 0 0 L 21600 0 21600 21600 0 21600 0 0 Z N"/></draw:custom-shape><draw:frame draw:style-name="gr10" draw:text-style-name="P32" svg:width="8.104cm" svg:height="0.884cm" svg:x="5.874cm" svg:y="0.526cm"><draw:text-box><text:p text:style-name="P31"><text:span text:style-name="T14">SLIST_HEADER *createSList(void);</text:span></text:p></draw:text-box></draw:frame><draw:frame draw:style-name="gr10" draw:text-style-name="P32" svg:width="8.104cm" svg:height="0.638cm" svg:x="5.874cm" svg:y="1.725cm"><draw:text-box><text:p text:style-name="P31"><text:span text:style-name="T15">SLIST*insertFirst(SLIST_HEADER*,char*);</text:span></text:p></draw:text-box></draw:frame><draw:frame draw:style-name="gr10" draw:text-style-name="P32" svg:width="8.104cm" svg:height="0.636cm" svg:x="5.874cm" svg:y="2.681cm"><draw:text-box><text:p text:style-name="P31"><text:span text:style-name="T16">SLIST *insertLast(SLIST_HEADER*,char*);</text:span></text:p></draw:text-box></draw:frame><draw:frame draw:style-name="gr10" draw:text-style-name="P32" svg:width="8.104cm" svg:height="0.636cm" svg:x="5.874cm" svg:y="3.951cm"><draw:text-box><text:p text:style-name="P31"><text:span text:style-name="T17">void <text:s/>deleteFirst(SLIST_HEADER*);</text:span></text:p></draw:text-box></draw:frame><draw:frame draw:style-name="gr10" draw:text-style-name="P32" svg:width="8.104cm" svg:height="0.636cm" svg:x="5.874cm" svg:y="4.904cm"><draw:text-box><text:p text:style-name="P31"><text:span text:style-name="T17">void <text:s/>deleteLast(SLIST_HEADER*);</text:span></text:p></draw:text-box></draw:frame><draw:frame draw:style-name="gr10" draw:text-style-name="P32" svg:width="8.104cm" svg:height="0.636cm" svg:x="5.874cm" svg:y="6.174cm"><draw:text-box><text:p text:style-name="P31"><text:span text:style-name="T16">void pr_SList(SLIST_HEADER*,FILE*);</text:span></text:p></draw:text-box></draw:frame><draw:frame draw:style-name="gr5" draw:text-style-name="P32" svg:width="8.256cm" svg:height="0.636cm" svg:x="5.722cm" svg:y="7.444cm"><draw:text-box><text:p text:style-name="P31"><text:span text:style-name="T18">void rm_SList(SLIST_HEADER*);</text:span></text:p></draw:text-box></draw:frame><draw:frame draw:style-name="gr5" draw:text-style-name="P32" svg:width="8.256cm" svg:height="0.636cm" svg:x="5.722cm" svg:y="8.396cm"><draw:text-box><text:p text:style-name="P31"><text:span text:style-name="T18">char *get_entrySList(SLIST_HEADER*,int);</text:span></text:p></draw:text-box></draw:frame><draw:g draw:style-name="gr4"><draw:frame draw:style-name="gr11" draw:text-style-name="P32" svg:width="0.542cm" svg:height="0.327cm" svg:x="2.166cm" svg:y="1.423cm"><draw:text-box><text:p text:style-name="P31"><text:span text:style-name="T19">Data</text:span></text:p></draw:text-box></draw:frame><draw:frame draw:style-name="gr11" draw:text-style-name="P32" svg:width="0.542cm" svg:height="0.327cm" svg:x="2.708cm" svg:y="1.423cm"><draw:text-box><text:p text:style-name="P31"><text:span text:style-name="T19">Pointer</text:span></text:p></draw:text-box></draw:frame></draw:g><draw:g draw:style-name="gr4"><draw:frame draw:style-name="gr11" draw:text-style-name="P32" svg:width="0.542cm" svg:height="0.327cm" svg:x="3.683cm" svg:y="1.423cm"><draw:text-box><text:p text:style-name="P31"><text:span text:style-name="T19">Data</text:span></text:p></draw:text-box></draw:frame><draw:frame draw:style-name="gr11" draw:text-style-name="P32" svg:width="0.542cm" svg:height="0.327cm" svg:x="4.225cm" svg:y="1.423cm"><draw:text-box><text:p text:style-name="P31"><text:span text:style-name="T19">Pointer NULL</text:span></text:p></draw:text-box></draw:frame></draw:g><draw:g draw:style-name="gr4"><draw:frame draw:style-name="gr11" draw:text-style-name="P32" svg:width="0.542cm" svg:height="0.327cm" svg:x="0.757cm" svg:y="1.423cm"><draw:text-box><text:p text:style-name="P31"><text:span text:style-name="T19">Data</text:span></text:p></draw:text-box></draw:frame><draw:frame draw:style-name="gr11" draw:text-style-name="P32" svg:width="0.542cm" svg:height="0.327cm" svg:x="1.298cm" svg:y="1.423cm"><draw:text-box><text:p text:style-name="P31"><text:span text:style-name="T19">Pointer</text:span></text:p></draw:text-box></draw:frame></draw:g><draw:line draw:style-name="gr6" draw:text-style-name="P30" svg:x1="1.626cm" svg:y1="1.642cm" svg:x2="2.168cm" svg:y2="1.644cm"><text:p/></draw:line><draw:line draw:style-name="gr6" draw:text-style-name="P30" svg:x1="3.036cm" svg:y1="1.642cm" svg:x2="3.685cm" svg:y2="1.644cm"><text:p/></draw:line><draw:line draw:style-name="gr6" draw:text-style-name="P30" svg:x1="0.432cm" svg:y1="1.101cm" svg:x2="0.434cm" svg:y2="1.643cm"><text:p/></draw:line><draw:g draw:style-name="gr4"><draw:frame draw:style-name="gr11" draw:text-style-name="P32" svg:width="0.542cm" svg:height="0.325cm" svg:x="0.323cm" svg:y="0.776cm"><draw:text-box><text:p text:style-name="P31"><text:span text:style-name="T19">first</text:span></text:p></draw:text-box></draw:frame><draw:frame draw:style-name="gr11" draw:text-style-name="P32" svg:width="0.542cm" svg:height="0.325cm" svg:x="0.864cm" svg:y="0.776cm"><draw:text-box><text:p text:style-name="P31"><text:span text:style-name="T19">len = 3</text:span></text:p></draw:text-box></draw:frame><draw:frame draw:style-name="gr11" draw:text-style-name="P32" svg:width="0.542cm" svg:height="0.325cm" svg:x="1.408cm" svg:y="0.776cm"><draw:text-box><text:p text:style-name="P31"><text:span text:style-name="T19">last</text:span></text:p></draw:text-box></draw:frame></draw:g><draw:line draw:style-name="gr6" draw:text-style-name="P30" svg:x1="1.842cm" svg:y1="0.993cm" svg:x2="3.902cm" svg:y2="0.995cm"><text:p/></draw:line><draw:line draw:style-name="gr6" draw:text-style-name="P30" svg:x1="3.902cm" svg:y1="0.993cm" svg:x2="3.904cm" svg:y2="1.425cm"><text:p/></draw:line><draw:line draw:style-name="gr6" draw:text-style-name="P30" svg:x1="0.616cm" svg:y1="1.485cm" svg:x2="0.934cm" svg:y2="1.487cm"><text:p/></draw:line></draw:g><text:soft-page-break/><draw:rect text:anchor-type="as-char" draw:z-index="3" draw:style-name="gr1" draw:text-style-name="P30" svg:width="13.995cm" svg:height="9.677cm"><text:p/></draw:rect></text:p>
      <text:p text:style-name="P1"/>
      <text:p text:style-name="P1"/>
      <text:p text:style-name="P1">Nachdem das Interface festgelegt ist, können wir die C-Headerdatei erstellen:</text:p>
      <text:p text:style-name="P1"/>
      <text:p text:style-name="code">/**</text:p>
      <text:p text:style-name="code"><text:s/>* Datei: o_strlist.h <text:s text:c="2"/>Hofmann Anton</text:p>
      <text:p text:style-name="code"><text:s/>* Headerdatei fuer Typvereinbarungen.</text:p>
      <text:p text:style-name="code"><text:s/>* Einfach verkettete Listen als ADTs.</text:p>
      <text:p text:style-name="code"><text:s/>**/</text:p>
      <text:p text:style-name="code"/>
      <text:p text:style-name="code">/* -- SLIST Knoten */</text:p>
      <text:p text:style-name="code">struct SList {</text:p>
      <text:p text:style-name="code"><text:s text:c="2"/>char *Data;</text:p>
      <text:p text:style-name="code"><text:s text:c="2"/><text:span text:style-name="luecke">struct</text:span> <text:span text:style-name="luecke">SList</text:span> *Next;</text:p>
      <text:p text:style-name="code">};</text:p>
      <text:p text:style-name="code">typedef struct SList <text:s/>SLIST;</text:p>
      <text:p text:style-name="code"/>
      <text:p text:style-name="code"/>
      <text:p text:style-name="code">/* -- Ein Kopf-Knoten, der die Listenlaenge enthaelt */</text:p>
      <text:p text:style-name="code">struct SList_Header {</text:p>
      <text:p text:style-name="code"><text:s text:c="2"/>int Len;</text:p>
      <text:p text:style-name="code"><text:s text:c="2"/><text:span text:style-name="luecke">SLIST</text:span> *First, *Last;</text:p>
      <text:p text:style-name="code">};</text:p>
      <text:p text:style-name="code">typedef <text:span text:style-name="luecke">struct</text:span> <text:span text:style-name="luecke">SList_Header</text:span> SLIST_HEADER;</text:p>
      <text:p text:style-name="code"/>
      <text:p text:style-name="code">/* -- Zugriffsfunktionen */</text:p>
      <text:p text:style-name="code">extern SLIST_HEADER *createSList(void);</text:p>
      <text:p text:style-name="code"/>
      <text:p text:style-name="code">extern SLIST *insertFirst(SLIST_HEADER*,char*);</text:p>
      <text:p text:style-name="code">extern SLIST *insertLast(SLIST_HEADER*,char*);</text:p>
      <text:p text:style-name="code"/>
      <text:p text:style-name="code">extern void <text:s/>deleteFirst(SLIST_HEADER*);</text:p>
      <text:p text:style-name="code"><text:soft-page-break/>extern void <text:s/>deleteLast(SLIST_HEADER*);</text:p>
      <text:p text:style-name="code"/>
      <text:p text:style-name="code">extern void pr_SList(SLIST_HEADER*,FILE*);</text:p>
      <text:p text:style-name="code"/>
      <text:p text:style-name="code">extern void rm_SList(SLIST_HEADER*);</text:p>
      <text:p text:style-name="code"/>
      <text:p text:style-name="code">extern char *get_entrySList(SLIST_HEADER*,int);</text:p>
      <text:p text:style-name="P4"/>
      <text:p text:style-name="P4"/>
      <text:p text:style-name="P1">Bevor wir die Implementierungsdatei <text:span text:style-name="luecke">o_strlist.c</text:span> erstellen, wollen wir uns das Einfügen und Löschen genauer ansehen. Wir beschränken uns auf das Einfügen/Löschen am Listenanfang/Listenende, weil dadurch auch andere Operationen realisiert werden können.</text:p>
      <text:p text:style-name="P1">LIFO: Stack: push, pop</text:p>
      <text:p text:style-name="P1">FIFO: Queue: enqueue, dequeue</text:p>
      <text:p text:style-name="P1"/>
      <text:p text:style-name="P1"/>
      <text:h text:style-name="P25" text:outline-level="3"><text:bookmark-start text:name="__RefHeading___Toc2285_662248510"/>Das Einfügen in eine verkettete Liste<text:bookmark-end text:name="__RefHeading___Toc2285_662248510"/></text:h>
      <text:p text:style-name="P1"/>
      <text:p text:style-name="P1">Hier muss man folgende Schritte realisieren:</text:p>
      <text:p text:style-name="P1">1. <text:span text:style-name="luecke">Speicherplatz</text:span> für neuen Knoten anlegen</text:p>
      <text:p text:style-name="P1">2. Neuen Knoten mit den richtigen <text:span text:style-name="luecke">Werten</text:span> belegen</text:p>
      <text:p text:style-name="P1">3. <text:span text:style-name="luecke">Listenhaeder</text:span> aktualisieren</text:p>
      <text:p text:style-name="P1"/>
      <text:p text:style-name="P1"/>
      <text:p text:style-name="P1">Vor dem Einfügen:</text:p>
      <text:p text:style-name="P1"><draw:g text:anchor-type="char" draw:z-index="11" draw:style-name="gr2"><draw:rect draw:style-name="gr3" draw:text-style-name="P30" svg:width="13.334cm" svg:height="5.714cm" svg:x="0cm" svg:y="0.002cm"><text:p/></draw:rect><draw:g draw:style-name="gr4"><draw:frame draw:style-name="gr5" draw:text-style-name="P32" svg:width="1.587cm" svg:height="0.952cm" svg:x="5.408cm" svg:y="2.858cm"><draw:text-box><text:p text:style-name="P31"><text:span text:style-name="T12">Data</text:span></text:p></draw:text-box></draw:frame><draw:frame draw:style-name="gr5" draw:text-style-name="P32" svg:width="1.587cm" svg:height="0.952cm" svg:x="6.994cm" svg:y="2.858cm"><draw:text-box><text:p text:style-name="P31"><text:span text:style-name="T12">Pointer</text:span></text:p></draw:text-box></draw:frame></draw:g><draw:g draw:style-name="gr4"><draw:frame draw:style-name="gr5" draw:text-style-name="P32" svg:width="1.587cm" svg:height="0.952cm" svg:x="9.853cm" svg:y="2.858cm"><draw:text-box><text:p text:style-name="P31"><text:span text:style-name="T12">Data</text:span></text:p></draw:text-box></draw:frame><draw:frame draw:style-name="gr5" draw:text-style-name="P32" svg:width="1.587cm" svg:height="0.952cm" svg:x="11.439cm" svg:y="2.858cm"><draw:text-box><text:p text:style-name="P31"><text:span text:style-name="T12">Pointer NULL</text:span></text:p></draw:text-box></draw:frame></draw:g><draw:g draw:style-name="gr4"><draw:frame draw:style-name="gr5" draw:text-style-name="P32" svg:width="1.587cm" svg:height="0.952cm" svg:x="1.282cm" svg:y="2.858cm"><draw:text-box><text:p text:style-name="P31"><text:span text:style-name="T12">Data</text:span></text:p></draw:text-box></draw:frame><draw:frame draw:style-name="gr5" draw:text-style-name="P32" svg:width="1.587cm" svg:height="0.952cm" svg:x="2.868cm" svg:y="2.858cm"><draw:text-box><text:p text:style-name="P31"><text:span text:style-name="T12">Pointer</text:span></text:p></draw:text-box></draw:frame></draw:g><draw:line draw:style-name="gr6" draw:text-style-name="P30" svg:x1="3.822cm" svg:y1="3.493cm" svg:x2="5.408cm" svg:y2="3.495cm"><text:p/></draw:line><draw:line draw:style-name="gr6" draw:text-style-name="P30" svg:x1="7.95cm" svg:y1="3.493cm" svg:x2="9.853cm" svg:y2="3.495cm"><text:p/></draw:line><draw:line draw:style-name="gr6" draw:text-style-name="P30" svg:x1="0.332cm" svg:y1="1.907cm" svg:x2="0.334cm" svg:y2="3.493cm"><text:p/></draw:line><draw:line draw:style-name="gr6" draw:text-style-name="P30" svg:x1="0.332cm" svg:y1="3.493cm" svg:x2="1.283cm" svg:y2="3.495cm"><text:p/></draw:line><draw:g draw:style-name="gr4"><draw:frame draw:style-name="gr5" draw:text-style-name="P32" svg:width="1.587cm" svg:height="0.95cm" svg:x="0.012cm" svg:y="0.956cm"><draw:text-box><text:p text:style-name="P31"><text:span text:style-name="T12">first</text:span></text:p></draw:text-box></draw:frame><draw:frame draw:style-name="gr5" draw:text-style-name="P32" svg:width="1.587cm" svg:height="0.95cm" svg:x="1.598cm" svg:y="0.956cm"><draw:text-box><text:p text:style-name="P31"><text:span text:style-name="T12">len = 3</text:span></text:p></draw:text-box></draw:frame><draw:frame draw:style-name="gr5" draw:text-style-name="P32" svg:width="1.587cm" svg:height="0.95cm" svg:x="3.186cm" svg:y="0.956cm"><draw:text-box><text:p text:style-name="P31"><text:span text:style-name="T12">last</text:span></text:p></draw:text-box></draw:frame></draw:g><draw:frame draw:style-name="gr7" draw:text-style-name="P33" svg:width="4.444cm" svg:height="0.952cm" svg:x="0.012cm" svg:y="0cm"><draw:text-box><text:p text:style-name="P31"><text:span text:style-name="T13">Listenkopf</text:span></text:p></draw:text-box></draw:frame><draw:line draw:style-name="gr6" draw:text-style-name="P30" svg:x1="4.457cm" svg:y1="1.589cm" svg:x2="10.488cm" svg:y2="1.591cm"><text:p/></draw:line><draw:line draw:style-name="gr6" draw:text-style-name="P30" svg:x1="10.49cm" svg:y1="1.589cm" svg:x2="10.492cm" svg:y2="2.857cm"><text:p/></draw:line><draw:frame draw:style-name="gr8" draw:text-style-name="P32" svg:width="3.174cm" svg:height="1.269cm" svg:x="1.282cm" svg:y="4.128cm"><draw:text-box><text:p text:style-name="P31"><text:span text:style-name="T13">Listenelement</text:span></text:p><text:p text:style-name="P31"><text:span text:style-name="T13">(Knoten)</text:span></text:p></draw:text-box></draw:frame></draw:g><draw:rect text:anchor-type="as-char" draw:z-index="4" draw:style-name="gr1" draw:text-style-name="P30" svg:width="13.336cm" svg:height="5.716cm"><text:p/></draw:rect></text:p>
      <text:p text:style-name="P1">Nach dem Einfügen am Listenbeginn:</text:p>
      <text:p text:style-name="P1"/>
      <text:p text:style-name="P1"><draw:g text:anchor-type="char" draw:z-index="10" draw:style-name="gr2"><draw:rect draw:style-name="gr3" draw:text-style-name="P30" svg:width="13.043cm" svg:height="5.739cm" svg:x="0cm" svg:y="0cm"><text:p/></draw:rect><draw:g draw:style-name="gr4"><draw:frame draw:style-name="gr5" draw:text-style-name="P32" svg:width="1.587cm" svg:height="0.952cm" svg:x="5.41cm" svg:y="1.914cm"><draw:text-box><text:p text:style-name="P31"><text:span text:style-name="T12">Data</text:span></text:p></draw:text-box></draw:frame><draw:frame draw:style-name="gr5" draw:text-style-name="P32" svg:width="1.587cm" svg:height="0.952cm" svg:x="6.996cm" svg:y="1.914cm"><draw:text-box><text:p text:style-name="P31"><text:span text:style-name="T12">Pointer</text:span></text:p></draw:text-box></draw:frame></draw:g><draw:g draw:style-name="gr4"><draw:frame draw:style-name="gr5" draw:text-style-name="P32" svg:width="1.585cm" svg:height="0.952cm" svg:x="9.855cm" svg:y="1.914cm"><draw:text-box><text:p text:style-name="P31"><text:span text:style-name="T12">Data</text:span></text:p></draw:text-box></draw:frame><draw:frame draw:style-name="gr5" draw:text-style-name="P32" svg:width="1.585cm" svg:height="0.952cm" svg:x="11.439cm" svg:y="1.914cm"><draw:text-box><text:p text:style-name="P31"><text:span text:style-name="T12">Pointer NULL</text:span></text:p></draw:text-box></draw:frame></draw:g><draw:g draw:style-name="gr4"><draw:frame draw:style-name="gr5" draw:text-style-name="P32" svg:width="1.587cm" svg:height="0.952cm" svg:x="1.282cm" svg:y="1.914cm"><draw:text-box><text:p text:style-name="P31"><text:span text:style-name="T12">Data</text:span></text:p></draw:text-box></draw:frame><draw:frame draw:style-name="gr5" draw:text-style-name="P32" svg:width="1.587cm" svg:height="0.952cm" svg:x="2.868cm" svg:y="1.914cm"><draw:text-box><text:p text:style-name="P31"><text:span text:style-name="T12">Pointer</text:span></text:p></draw:text-box></draw:frame></draw:g><draw:line draw:style-name="gr6" draw:text-style-name="P30" svg:x1="3.824cm" svg:y1="2.549cm" svg:x2="5.41cm" svg:y2="2.551cm"><text:p/></draw:line><draw:line draw:style-name="gr6" draw:text-style-name="P30" svg:x1="7.95cm" svg:y1="2.549cm" svg:x2="9.853cm" svg:y2="2.551cm"><text:p/></draw:line><draw:line draw:style-name="gr6" draw:text-style-name="P30" svg:x1="0.332cm" svg:y1="0.963cm" svg:x2="0.334cm" svg:y2="4.773cm"><text:p/></draw:line><draw:line draw:style-name="gr6" draw:text-style-name="P30" svg:x1="2.237cm" svg:y1="4.773cm" svg:x2="2.235cm" svg:y2="2.868cm"><text:p/></draw:line><draw:g draw:style-name="gr4"><draw:frame draw:style-name="gr5" draw:text-style-name="P32" svg:width="1.587cm" svg:height="0.95cm" svg:x="0.012cm" svg:y="0.012cm"><draw:text-box><text:p text:style-name="P31"><text:span text:style-name="T12">first</text:span></text:p></draw:text-box></draw:frame><draw:frame draw:style-name="gr5" draw:text-style-name="P32" svg:width="1.587cm" svg:height="0.95cm" svg:x="1.598cm" svg:y="0.012cm"><draw:text-box><text:p text:style-name="P31"><text:span text:style-name="T12">len = 3+1</text:span></text:p></draw:text-box></draw:frame><draw:frame draw:style-name="gr5" draw:text-style-name="P32" svg:width="1.587cm" svg:height="0.95cm" svg:x="3.186cm" svg:y="0.012cm"><draw:text-box><text:p text:style-name="P31"><text:span text:style-name="T12">last</text:span></text:p></draw:text-box></draw:frame></draw:g><draw:line draw:style-name="gr6" draw:text-style-name="P30" svg:x1="4.459cm" svg:y1="0.646cm" svg:x2="10.488cm" svg:y2="0.648cm"><text:p/></draw:line><draw:line draw:style-name="gr6" draw:text-style-name="P30" svg:x1="10.488cm" svg:y1="0.646cm" svg:x2="10.492cm" svg:y2="1.914cm"><text:p/></draw:line><draw:g draw:style-name="gr4"><draw:frame draw:style-name="gr5" draw:text-style-name="P32" svg:width="1.587cm" svg:height="0.95cm" svg:x="0.012cm" svg:y="4.773cm"><draw:text-box><text:p text:style-name="P31"><text:span text:style-name="T12">Data</text:span></text:p></draw:text-box></draw:frame><draw:frame draw:style-name="gr5" draw:text-style-name="P32" svg:width="1.587cm" svg:height="0.95cm" svg:x="1.598cm" svg:y="4.773cm"><draw:text-box><text:p text:style-name="P31"><text:span text:style-name="T12">Pointer</text:span></text:p></draw:text-box></draw:frame></draw:g></draw:g><draw:rect text:anchor-type="as-char" draw:z-index="5" draw:style-name="gr1" draw:text-style-name="P30" svg:width="13.045cm" svg:height="5.74cm"><text:p/></draw:rect></text:p>
      <text:p text:style-name="P1"/>
      <text:p text:style-name="P1"><text:soft-page-break/>Nach dem Einfügen am Listenende:</text:p>
      <text:p text:style-name="P1"/>
      <text:p text:style-name="P1"><draw:g text:anchor-type="char" draw:z-index="9" draw:style-name="gr2"><draw:rect draw:style-name="gr3" draw:text-style-name="P30" svg:width="14.95cm" svg:height="4.791cm" svg:x="0cm" svg:y="0cm"><text:p/></draw:rect><draw:g draw:style-name="gr4"><draw:frame draw:style-name="gr5" draw:text-style-name="P32" svg:width="1.587cm" svg:height="0.952cm" svg:x="5.41cm" svg:y="1.917cm"><draw:text-box><text:p text:style-name="P31"><text:span text:style-name="T12">Data</text:span></text:p></draw:text-box></draw:frame><draw:frame draw:style-name="gr5" draw:text-style-name="P32" svg:width="1.587cm" svg:height="0.952cm" svg:x="6.996cm" svg:y="1.917cm"><draw:text-box><text:p text:style-name="P31"><text:span text:style-name="T12">Pointer</text:span></text:p></draw:text-box></draw:frame></draw:g><draw:g draw:style-name="gr4"><draw:frame draw:style-name="gr5" draw:text-style-name="P32" svg:width="1.587cm" svg:height="0.952cm" svg:x="9.855cm" svg:y="1.917cm"><draw:text-box><text:p text:style-name="P31"><text:span text:style-name="T12">Data</text:span></text:p></draw:text-box></draw:frame><draw:frame draw:style-name="gr5" draw:text-style-name="P32" svg:width="1.587cm" svg:height="0.952cm" svg:x="11.441cm" svg:y="1.917cm"><draw:text-box><text:p text:style-name="P31"><text:span text:style-name="T12">Pointer </text:span></text:p></draw:text-box></draw:frame></draw:g><draw:g draw:style-name="gr4"><draw:frame draw:style-name="gr5" draw:text-style-name="P32" svg:width="1.587cm" svg:height="0.952cm" svg:x="1.282cm" svg:y="1.917cm"><draw:text-box><text:p text:style-name="P31"><text:span text:style-name="T12">Data</text:span></text:p></draw:text-box></draw:frame><draw:frame draw:style-name="gr5" draw:text-style-name="P32" svg:width="1.587cm" svg:height="0.952cm" svg:x="2.868cm" svg:y="1.917cm"><draw:text-box><text:p text:style-name="P31"><text:span text:style-name="T12">Pointer</text:span></text:p></draw:text-box></draw:frame></draw:g><draw:line draw:style-name="gr6" draw:text-style-name="P30" svg:x1="3.824cm" svg:y1="2.552cm" svg:x2="5.412cm" svg:y2="2.554cm"><text:p/></draw:line><draw:line draw:style-name="gr6" draw:text-style-name="P30" svg:x1="7.952cm" svg:y1="2.552cm" svg:x2="9.857cm" svg:y2="2.554cm"><text:p/></draw:line><draw:line draw:style-name="gr6" draw:text-style-name="P30" svg:x1="0.332cm" svg:y1="0.965cm" svg:x2="0.336cm" svg:y2="2.553cm"><text:p/></draw:line><draw:line draw:style-name="gr6" draw:text-style-name="P30" svg:x1="0.332cm" svg:y1="2.552cm" svg:x2="1.285cm" svg:y2="2.554cm"><text:p/></draw:line><draw:g draw:style-name="gr4"><draw:frame draw:style-name="gr5" draw:text-style-name="P32" svg:width="1.587cm" svg:height="0.95cm" svg:x="0.012cm" svg:y="0.014cm"><draw:text-box><text:p text:style-name="P31"><text:span text:style-name="T12">first</text:span></text:p></draw:text-box></draw:frame><draw:frame draw:style-name="gr5" draw:text-style-name="P32" svg:width="1.587cm" svg:height="0.95cm" svg:x="1.598cm" svg:y="0.014cm"><draw:text-box><text:p text:style-name="P31"><text:span text:style-name="T12">len = 3+1</text:span></text:p></draw:text-box></draw:frame><draw:frame draw:style-name="gr5" draw:text-style-name="P32" svg:width="1.587cm" svg:height="0.95cm" svg:x="3.186cm" svg:y="0.014cm"><draw:text-box><text:p text:style-name="P31"><text:span text:style-name="T12">last</text:span></text:p></draw:text-box></draw:frame></draw:g><draw:line draw:style-name="gr6" draw:text-style-name="P30" svg:x1="4.459cm" svg:y1="0.649cm" svg:x2="13.667cm" svg:y2="0.651cm"><text:p/></draw:line><draw:line draw:style-name="gr6" draw:text-style-name="P30" svg:x1="13.667cm" svg:y1="0.649cm" svg:x2="13.669cm" svg:y2="3.824cm"><text:p/></draw:line><draw:g draw:style-name="gr4"><draw:frame draw:style-name="gr5" draw:text-style-name="P32" svg:width="1.587cm" svg:height="0.952cm" svg:x="11.76cm" svg:y="3.822cm"><draw:text-box><text:p text:style-name="P31"><text:span text:style-name="T12">Data</text:span></text:p></draw:text-box></draw:frame><draw:frame draw:style-name="gr5" draw:text-style-name="P32" svg:width="1.587cm" svg:height="0.952cm" svg:x="13.346cm" svg:y="3.822cm"><draw:text-box><text:p text:style-name="P31"><text:span text:style-name="T12">Pointer NULL</text:span></text:p></draw:text-box></draw:frame></draw:g><draw:line draw:style-name="gr6" draw:text-style-name="P30" svg:x1="12.079cm" svg:y1="2.872cm" svg:x2="12.079cm" svg:y2="3.825cm"><text:p/></draw:line></draw:g><draw:rect text:anchor-type="as-char" draw:z-index="6" draw:style-name="gr1" draw:text-style-name="P30" svg:width="14.95cm" svg:height="4.791cm"><text:p/></draw:rect></text:p>
      <text:p text:style-name="P1"/>
      <text:p text:style-name="P1"/>
      <text:p text:style-name="P1"/>
      <text:p text:style-name="P1"/>
      <text:h text:style-name="P25" text:outline-level="3"><text:bookmark-start text:name="__RefHeading___Toc2287_662248510"/>Das Löschen aus einer verketteten Liste<text:bookmark-end text:name="__RefHeading___Toc2287_662248510"/></text:h>
      <text:p text:style-name="P1"/>
      <text:p text:style-name="P1">Am Beginn löschen:</text:p>
      <text:p text:style-name="P1"><draw:g text:anchor-type="char" draw:z-index="8" draw:style-name="gr2"><draw:rect draw:style-name="gr3" draw:text-style-name="P30" svg:width="13.046cm" svg:height="7.014cm" svg:x="0cm" svg:y="0cm"><text:p/></draw:rect><draw:g draw:style-name="gr4"><draw:frame draw:style-name="gr5" draw:text-style-name="P32" svg:width="1.587cm" svg:height="0.952cm" svg:x="5.41cm" svg:y="1.917cm"><draw:text-box><text:p text:style-name="P31"><text:span text:style-name="T12">Data</text:span></text:p></draw:text-box></draw:frame><draw:frame draw:style-name="gr5" draw:text-style-name="P32" svg:width="1.587cm" svg:height="0.952cm" svg:x="6.996cm" svg:y="1.917cm"><draw:text-box><text:p text:style-name="P31"><text:span text:style-name="T12">Pointer</text:span></text:p></draw:text-box></draw:frame></draw:g><draw:g draw:style-name="gr4"><draw:frame draw:style-name="gr5" draw:text-style-name="P32" svg:width="1.587cm" svg:height="0.952cm" svg:x="9.855cm" svg:y="1.917cm"><draw:text-box><text:p text:style-name="P31"><text:span text:style-name="T12">Data</text:span></text:p></draw:text-box></draw:frame><draw:frame draw:style-name="gr5" draw:text-style-name="P32" svg:width="1.587cm" svg:height="0.952cm" svg:x="11.441cm" svg:y="1.917cm"><draw:text-box><text:p text:style-name="P31"><text:span text:style-name="T12">Pointer NULL</text:span></text:p></draw:text-box></draw:frame></draw:g><draw:g draw:style-name="gr4"><draw:frame draw:style-name="gr5" draw:text-style-name="P32" svg:width="1.587cm" svg:height="0.952cm" svg:x="1.282cm" svg:y="1.917cm"><draw:text-box><text:p text:style-name="P31"><text:span text:style-name="T12">Data</text:span></text:p></draw:text-box></draw:frame><draw:frame draw:style-name="gr5" draw:text-style-name="P32" svg:width="1.587cm" svg:height="0.952cm" svg:x="2.868cm" svg:y="1.917cm"><draw:text-box><text:p text:style-name="P31"><text:span text:style-name="T12">Pointer</text:span></text:p></draw:text-box></draw:frame></draw:g><draw:line draw:style-name="gr6" draw:text-style-name="P30" svg:x1="3.824cm" svg:y1="2.552cm" svg:x2="5.412cm" svg:y2="2.554cm"><text:p/></draw:line><draw:line draw:style-name="gr6" draw:text-style-name="P30" svg:x1="7.952cm" svg:y1="2.552cm" svg:x2="9.857cm" svg:y2="2.554cm"><text:p/></draw:line><draw:line draw:style-name="gr6" draw:text-style-name="P30" svg:x1="0.332cm" svg:y1="0.965cm" svg:x2="0.336cm" svg:y2="2.553cm"><text:p/></draw:line><draw:line draw:style-name="gr6" draw:text-style-name="P30" svg:x1="0.332cm" svg:y1="2.552cm" svg:x2="1.285cm" svg:y2="2.554cm"><text:p/></draw:line><draw:g draw:style-name="gr4"><draw:frame draw:style-name="gr5" draw:text-style-name="P32" svg:width="1.587cm" svg:height="0.95cm" svg:x="0.012cm" svg:y="0.014cm"><draw:text-box><text:p text:style-name="P31"><text:span text:style-name="T12">first</text:span></text:p></draw:text-box></draw:frame><draw:frame draw:style-name="gr5" draw:text-style-name="P32" svg:width="1.587cm" svg:height="0.95cm" svg:x="1.598cm" svg:y="0.014cm"><draw:text-box><text:p text:style-name="P31"><text:span text:style-name="T12">len = 3</text:span></text:p></draw:text-box></draw:frame><draw:frame draw:style-name="gr5" draw:text-style-name="P32" svg:width="1.587cm" svg:height="0.95cm" svg:x="3.186cm" svg:y="0.014cm"><draw:text-box><text:p text:style-name="P31"><text:span text:style-name="T12">last</text:span></text:p></draw:text-box></draw:frame></draw:g><draw:line draw:style-name="gr6" draw:text-style-name="P30" svg:x1="4.459cm" svg:y1="0.649cm" svg:x2="10.49cm" svg:y2="0.651cm"><text:p/></draw:line><draw:line draw:style-name="gr6" draw:text-style-name="P30" svg:x1="10.49cm" svg:y1="0.649cm" svg:x2="10.494cm" svg:y2="1.919cm"><text:p/></draw:line><draw:g draw:style-name="gr4"><draw:frame draw:style-name="gr5" draw:text-style-name="P32" svg:width="1.587cm" svg:height="0.952cm" svg:x="5.412cm" svg:y="6.045cm"><draw:text-box><text:p text:style-name="P31"><text:span text:style-name="T12">Data</text:span></text:p></draw:text-box></draw:frame><draw:frame draw:style-name="gr5" draw:text-style-name="P32" svg:width="1.587cm" svg:height="0.952cm" svg:x="6.997cm" svg:y="6.045cm"><draw:text-box><text:p text:style-name="P31"><text:span text:style-name="T12">Pointer</text:span></text:p></draw:text-box></draw:frame></draw:g><draw:g draw:style-name="gr4"><draw:frame draw:style-name="gr5" draw:text-style-name="P32" svg:width="1.587cm" svg:height="0.952cm" svg:x="9.857cm" svg:y="6.045cm"><draw:text-box><text:p text:style-name="P31"><text:span text:style-name="T12">Data</text:span></text:p></draw:text-box></draw:frame><draw:frame draw:style-name="gr5" draw:text-style-name="P32" svg:width="1.587cm" svg:height="0.952cm" svg:x="11.442cm" svg:y="6.045cm"><draw:text-box><text:p text:style-name="P31"><text:span text:style-name="T12">Pointer NULL</text:span></text:p></draw:text-box></draw:frame></draw:g><draw:line draw:style-name="gr6" draw:text-style-name="P30" svg:x1="7.953cm" svg:y1="6.68cm" svg:x2="9.858cm" svg:y2="6.682cm"><text:p/></draw:line><draw:line draw:style-name="gr6" draw:text-style-name="P30" svg:x1="0.333cm" svg:y1="5.092cm" svg:x2="0.337cm" svg:y2="6.68cm"><text:p/></draw:line><draw:line draw:style-name="gr6" draw:text-style-name="P30" svg:x1="0.333cm" svg:y1="6.68cm" svg:x2="5.411cm" svg:y2="6.682cm"><text:p/></draw:line><draw:g draw:style-name="gr4"><draw:frame draw:style-name="gr5" draw:text-style-name="P32" svg:width="1.587cm" svg:height="0.95cm" svg:x="0.014cm" svg:y="4.142cm"><draw:text-box><text:p text:style-name="P31"><text:span text:style-name="T12">first</text:span></text:p></draw:text-box></draw:frame><draw:frame draw:style-name="gr5" draw:text-style-name="P32" svg:width="1.587cm" svg:height="0.95cm" svg:x="1.6cm" svg:y="4.142cm"><draw:text-box><text:p text:style-name="P31"><text:span text:style-name="T12">len = 2</text:span></text:p></draw:text-box></draw:frame><draw:frame draw:style-name="gr5" draw:text-style-name="P32" svg:width="1.587cm" svg:height="0.95cm" svg:x="3.187cm" svg:y="4.142cm"><draw:text-box><text:p text:style-name="P31"><text:span text:style-name="T12">last</text:span></text:p></draw:text-box></draw:frame></draw:g><draw:line draw:style-name="gr6" draw:text-style-name="P30" svg:x1="4.461cm" svg:y1="4.777cm" svg:x2="10.492cm" svg:y2="4.779cm"><text:p/></draw:line><draw:line draw:style-name="gr6" draw:text-style-name="P30" svg:x1="10.492cm" svg:y1="4.777cm" svg:x2="10.496cm" svg:y2="6.047cm"><text:p/></draw:line></draw:g><draw:rect text:anchor-type="as-char" draw:z-index="7" draw:style-name="gr1" draw:text-style-name="P30" svg:width="13.045cm" svg:height="7.014cm"><text:p/></draw:rect></text:p>
      <text:p text:style-name="P1"/>
      <text:p text:style-name="P1"/>
      <text:p text:style-name="P1">Damit können wir die tatsächliche Implementierung erstellen:</text:p>
      <text:p text:style-name="P1"/>
      <text:p text:style-name="code">/**</text:p>
      <text:p text:style-name="code"><text:s/>* Datei: <text:span text:style-name="luecke">o_strlist.c</text:span> <text:s text:c="3"/>Hofmann Anton</text:p>
      <text:p text:style-name="code"><text:s/>* Einfach verkettete Listen als ADTs.</text:p>
      <text:p text:style-name="code"><text:span text:style-name="T2"><text:s/></text:span><text:span text:style-name="T9">**/</text:span></text:p>
      <text:p text:style-name="code"/>
      <text:p text:style-name="code">#include &lt;stdio.h&gt;</text:p>
      <text:p text:style-name="code">#include &lt;stdlib.h&gt;</text:p>
      <text:p text:style-name="code">#include "<text:span text:style-name="luecke">o_strlist.h</text:span>"</text:p>
      <text:p text:style-name="code"/>
      <text:p text:style-name="code">/**</text:p>
      <text:p text:style-name="code"><text:s/>* Lokale OPERATIONEN, die privat gehalten werden.</text:p>
      <text:p text:style-name="code"><text:span text:style-name="T2"><text:s/></text:span><text:span text:style-name="T9">*------------------------------------------------*/</text:span></text:p>
      <text:p text:style-name="code"/>
      <text:p text:style-name="code"><text:soft-page-break/><text:span text:style-name="luecke">static</text:span> SLIST *makeSListNode (char * userData, <text:span text:style-name="luecke">SLIST</text:span> * aPtr)</text:p>
      <text:p text:style-name="code">{ </text:p>
      <text:p text:style-name="code"><text:span text:style-name="luecke">SLIST</text:span> *newPtr; <text:s text:c="3"/>/* Zeiger auf zugewiesenen Speicher */</text:p>
      <text:p text:style-name="code"/>
      <text:p text:style-name="code">if ((newPtr=(<text:span text:style-name="luecke">SLIST</text:span> *) malloc(sizeof(<text:span text:style-name="luecke">SLIST</text:span>))) != <text:span text:style-name="luecke">NULL</text:span>)</text:p>
      <text:p text:style-name="code">{</text:p>
      <text:p text:style-name="code"><text:s text:c="2"/>newPtr-&gt;Data= (<text:span text:style-name="luecke">char</text:span> *) malloc(strlen(userData)+1);</text:p>
      <text:p text:style-name="code"><text:s text:c="2"/>if (newPtr-&gt;Data == (char *) <text:span text:style-name="luecke">NULL</text:span>)</text:p>
      <text:p text:style-name="code"><text:s text:c="2"/>{</text:p>
      <text:p text:style-name="code"><text:s text:c="5"/><text:span text:style-name="luecke">free</text:span> (<text:span text:style-name="luecke">newPtr</text:span>);</text:p>
      <text:p text:style-name="code"><text:s text:c="5"/>return((SLIST *)<text:span text:style-name="luecke">NULL</text:span>);</text:p>
      <text:p text:style-name="code"><text:s text:c="2"/>}</text:p>
      <text:p text:style-name="code"><text:s text:c="2"/>else</text:p>
      <text:p text:style-name="code"><text:s text:c="2"/>{</text:p>
      <text:p text:style-name="code"><text:s text:c="5"/>strcpy(newPtr-&gt;<text:span text:style-name="luecke">Data</text:span>, userData);</text:p>
      <text:p text:style-name="code"><text:s text:c="5"/><text:span text:style-name="luecke">newPtr</text:span>-&gt;<text:span text:style-name="luecke">Next</text:span>= aPtr;</text:p>
      <text:p text:style-name="code"><text:s text:c="2"/>}</text:p>
      <text:p text:style-name="code">}</text:p>
      <text:p text:style-name="code">return (newPtr);</text:p>
      <text:p text:style-name="code">}</text:p>
      <text:p text:style-name="code"/>
      <text:p text:style-name="code"/>
      <text:p text:style-name="code">/**</text:p>
      <text:p text:style-name="code"><text:s/>* Von aussen sichtbare ZUGRIFFS-OPERATIONEN</text:p>
      <text:p text:style-name="code"><text:s/>* ----------------------------------------*/</text:p>
      <text:p text:style-name="code"/>
      <text:p text:style-name="code">/* -- Eine neue Liste aufbauen */</text:p>
      <text:p text:style-name="code"><text:span text:style-name="luecke">SLIST_HEADER</text:span> * createSList ()</text:p>
      <text:p text:style-name="code">{</text:p>
      <text:p text:style-name="code">SLIST_HEADER * aList;</text:p>
      <text:p text:style-name="code"/>
      <text:p text:style-name="code">if ((aList= (SLIST_HEADER *) malloc(sizeof(<text:span text:style-name="luecke">SLIST_HEADER</text:span>))) != NULL)</text:p>
      <text:p text:style-name="code">{</text:p>
      <text:p text:style-name="code"><text:s text:c="2"/>aList-&gt;Len= <text:span text:style-name="luecke">0</text:span>;</text:p>
      <text:p text:style-name="code"><text:s text:c="2"/><text:span text:style-name="luecke">aList</text:span>-&gt;<text:span text:style-name="luecke">First</text:span>= (SLIST *) <text:span text:style-name="luecke">NULL</text:span>;</text:p>
      <text:p text:style-name="code"><text:s text:c="2"/><text:span text:style-name="luecke">aList</text:span>-&gt;<text:span text:style-name="luecke">Last</text:span>= (SLIST *) <text:span text:style-name="luecke">NULL</text:span>;</text:p>
      <text:p text:style-name="code">}</text:p>
      <text:p text:style-name="code">return (<text:span text:style-name="luecke">aList</text:span>);</text:p>
      <text:p text:style-name="code">}</text:p>
      <text:p text:style-name="code"/>
      <text:p text:style-name="code"/>
      <text:p text:style-name="code">/* -- Am Beginn der Liste eintragen */</text:p>
      <text:p text:style-name="code">SLIST *insertFirst(<text:span text:style-name="luecke">SLIST_HEADER</text:span>* aList, char* userData)</text:p>
      <text:p text:style-name="code">{</text:p>
      <text:p text:style-name="code"><text:span text:style-name="luecke">SLIST</text:span> *newPtr;</text:p>
      <text:p text:style-name="code">if ((newPtr= makeSListNode(userData, aList-&gt;<text:span text:style-name="luecke">First</text:span>))!= NULL)</text:p>
      <text:p text:style-name="code">{</text:p>
      <text:p text:style-name="code"><text:s text:c="2"/>aList-&gt;First= <text:span text:style-name="luecke">newPtr</text:span>;</text:p>
      <text:p text:style-name="code"><text:s text:c="2"/>if (aList-&gt;Len == 0) <text:s/>/* -- erster Eintrag ? */</text:p>
      <text:p text:style-name="code"><text:s text:c="4"/>aList-&gt;<text:span text:style-name="luecke">Last</text:span>= <text:span text:style-name="luecke">newPtr</text:span>;</text:p>
      <text:p text:style-name="code"/>
      <text:p text:style-name="code"><text:s text:c="2"/>aList-&gt;Len++;</text:p>
      <text:p text:style-name="code">}</text:p>
      <text:p text:style-name="code">return (<text:span text:style-name="luecke">newPtr</text:span>);</text:p>
      <text:p text:style-name="code"><text:soft-page-break/>}</text:p>
      <text:p text:style-name="code"/>
      <text:p text:style-name="code"/>
      <text:p text:style-name="code">/* -- Am Ende der Liste eintragen */</text:p>
      <text:p text:style-name="code">SLIST *insertLast(<text:span text:style-name="luecke">SLIST_HEADER</text:span>* aList, char* userData)</text:p>
      <text:p text:style-name="code">{</text:p>
      <text:p text:style-name="code">SLIST *newPtr;</text:p>
      <text:p text:style-name="code"><text:span text:style-name="T9">if ((newPtr= makeSListNode(userData, (SLIST*) </text:span><text:span text:style-name="luecke"><text:span text:style-name="T9">NULL</text:span></text:span><text:span text:style-name="T9">))!= </text:span><text:span text:style-name="T2">NULL)</text:span></text:p>
      <text:p text:style-name="code">{</text:p>
      <text:p text:style-name="code"><text:span text:style-name="T2"><text:s text:c="2"/>if (aList-&gt;Len != 0) <text:s/>/* -- Liste nicht leer ? </text:span><text:span text:style-name="T9">*/</text:span></text:p>
      <text:p text:style-name="code"><text:s text:c="4"/>aList-&gt;Last-&gt;<text:span text:style-name="luecke">Next</text:span>= <text:span text:style-name="luecke">newPtr</text:span>;</text:p>
      <text:p text:style-name="code"><text:s text:c="2"/>else</text:p>
      <text:p text:style-name="code"><text:s text:c="4"/>aList-&gt;<text:span text:style-name="luecke">First</text:span>= <text:span text:style-name="luecke">newPtr</text:span>;</text:p>
      <text:p text:style-name="code"/>
      <text:p text:style-name="code"><text:s text:c="2"/>aList-&gt;Last= <text:span text:style-name="luecke">newPtr</text:span>;</text:p>
      <text:p text:style-name="code"><text:s text:c="2"/>aList-&gt;Len++;</text:p>
      <text:p text:style-name="code">}</text:p>
      <text:p text:style-name="code"/>
      <text:p text:style-name="code">return (<text:span text:style-name="luecke">newPtr</text:span>);</text:p>
      <text:p text:style-name="code">}</text:p>
      <text:p text:style-name="code"/>
      <text:p text:style-name="code"/>
      <text:p text:style-name="code">/* -- Loeschen des ersten Listeneintrages <text:span text:style-name="T9">*/</text:span></text:p>
      <text:p text:style-name="code">void <text:s/>deleteFirst(<text:span text:style-name="luecke">SLIST_HEADER</text:span>* aList)</text:p>
      <text:p text:style-name="code">{</text:p>
      <text:p text:style-name="code">SLIST *temp;</text:p>
      <text:p text:style-name="code">char *userData;</text:p>
      <text:p text:style-name="code"/>
      <text:p text:style-name="code">if (aList-&gt;Len &gt; <text:span text:style-name="luecke">0</text:span>) <text:s text:c="2"/>/* Liste nicht leer */</text:p>
      <text:p text:style-name="code"><text:s text:c="5"/>{</text:p>
      <text:p text:style-name="code"><text:s text:c="5"/>temp= aList-&gt;First;</text:p>
      <text:p text:style-name="code"><text:s text:c="5"/>userData= temp-&gt;Data;</text:p>
      <text:p text:style-name="code"/>
      <text:p text:style-name="code"><text:s text:c="5"/>aList-&gt;First= temp-&gt;<text:span text:style-name="luecke">Next</text:span>;</text:p>
      <text:p text:style-name="code"><text:span text:style-name="T9"><text:s text:c="5"/></text:span><text:span text:style-name="T2">aList-&gt;Len--;</text:span></text:p>
      <text:p text:style-name="code"/>
      <text:p text:style-name="code"><text:s text:c="5"/>if (aList-&gt;Len == 0) /* Wenn die Liste leer ist, Last-Zeiger auf</text:p>
      <text:p text:style-name="code"><text:tab/><text:tab/><text:tab/><text:tab/><text:tab/> <text:s/>NULL */</text:p>
      <text:p text:style-name="code"><text:span text:style-name="T2"><text:s text:c="7"/></text:span><text:span text:style-name="T9">aList-&gt;Last= (SLIST *) NULL;</text:span></text:p>
      <text:p text:style-name="code"/>
      <text:p text:style-name="code"><text:s text:c="5"/><text:span text:style-name="luecke">free</text:span>( (void *) temp-&gt;Data); <text:s text:c="2"/>/* String freigeben */</text:p>
      <text:p text:style-name="code"><text:span text:style-name="T9"><text:s text:c="5"/></text:span><text:span text:style-name="luecke"><text:span text:style-name="T2">free</text:span></text:span><text:span text:style-name="T2">( (void *) temp); <text:s text:c="8"/>/* Knoten freigeben */</text:span></text:p>
      <text:p text:style-name="code"><text:s text:c="5"/>}</text:p>
      <text:p text:style-name="code">}</text:p>
      <text:p text:style-name="code"/>
      <text:p text:style-name="code"/>
      <text:p text:style-name="code">/* -- Loeschen des letzten Listeneintrages <text:span text:style-name="T9">*/</text:span></text:p>
      <text:p text:style-name="code">void <text:s/>deleteLast(<text:span text:style-name="luecke">SLIST_HEADER</text:span>* aList)</text:p>
      <text:p text:style-name="code">{</text:p>
      <text:p text:style-name="code">SLIST *temp, *help;</text:p>
      <text:p text:style-name="code">char *userData;</text:p>
      <text:p text:style-name="code">int i;</text:p>
      <text:p text:style-name="code"/>
      <text:p text:style-name="code">if (aList-&gt;Len &gt; <text:span text:style-name="luecke">0</text:span>) <text:s text:c="2"/>/* Liste nicht leer */</text:p>
      <text:p text:style-name="code"><text:soft-page-break/><text:s text:c="5"/>{</text:p>
      <text:p text:style-name="code"><text:s text:c="5"/>temp= aList-&gt;<text:span text:style-name="luecke">Last</text:span>;</text:p>
      <text:p text:style-name="code"><text:s text:c="5"/>userData= temp-&gt;Data;</text:p>
      <text:p text:style-name="code"/>
      <text:p text:style-name="code"><text:tab/>/* suche den Vorletzen, aList-&gt;<text:span text:style-name="luecke">Last</text:span> soll darauf zeigen */</text:p>
      <text:p text:style-name="code"><text:s text:c="5"/>help= aList-&gt;<text:span text:style-name="luecke">First</text:span>;</text:p>
      <text:p text:style-name="code"><text:s text:c="5"/>aList-&gt;Last= help;</text:p>
      <text:p text:style-name="code"><text:s text:c="5"/>for (i=0; i&lt;aList-&gt;Len- <text:span text:style-name="luecke">1</text:span> ; i++){</text:p>
      <text:p text:style-name="code"><text:s text:c="6"/>aList-&gt;Last= <text:span text:style-name="luecke">help</text:span>;</text:p>
      <text:p text:style-name="code"><text:s text:c="6"/>help= help-&gt;<text:span text:style-name="luecke">Next</text:span>;</text:p>
      <text:p text:style-name="code"><text:span text:style-name="T9"><text:s text:c="5"/></text:span><text:span text:style-name="T2">}</text:span></text:p>
      <text:p text:style-name="code"><text:s text:c="5"/>aList-&gt;Len--;</text:p>
      <text:p text:style-name="code"/>
      <text:p text:style-name="code"><text:s text:c="5"/>if (aList-&gt;Len == 0) /* Wenn die Liste leer ist, Last-Zeiger auf</text:p>
      <text:p text:style-name="code"><text:tab/><text:tab/><text:tab/><text:tab/><text:tab/> <text:s/>NULL*/</text:p>
      <text:p text:style-name="code"><text:span text:style-name="T2"><text:s text:c="5"/></text:span><text:span text:style-name="T9">{</text:span></text:p>
      <text:p text:style-name="code"><text:s text:c="7"/>aList-&gt;Last= (SLIST *) NULL;</text:p>
      <text:p text:style-name="code"><text:s text:c="7"/>aList-&gt;First= (SLIST *) NULL;</text:p>
      <text:p text:style-name="code"><text:s text:c="5"/>}</text:p>
      <text:p text:style-name="code"><text:s text:c="5"/><text:span text:style-name="luecke">free</text:span>( (void *) temp-&gt;Data); <text:s text:c="2"/>/* String freigeben */</text:p>
      <text:p text:style-name="code"><text:span text:style-name="T9"><text:s text:c="5"/></text:span><text:span text:style-name="luecke"><text:span text:style-name="T2">free</text:span></text:span><text:span text:style-name="T2">( (void *) temp); <text:s text:c="8"/>/* Knoten freigeben */</text:span></text:p>
      <text:p text:style-name="code"><text:s text:c="5"/>}</text:p>
      <text:p text:style-name="code">}</text:p>
      <text:p text:style-name="code"/>
      <text:p text:style-name="code"/>
      <text:p text:style-name="code">/* -- Die Liste ausgeben <text:span text:style-name="T9">*/</text:span></text:p>
      <text:p text:style-name="code">void pr_SList(<text:span text:style-name="luecke">SLIST_HEADER</text:span> * aList, FILE* device)</text:p>
      <text:p text:style-name="code">{</text:p>
      <text:p text:style-name="code">int i;</text:p>
      <text:p text:style-name="code">SLIST *node;</text:p>
      <text:p text:style-name="code"/>
      <text:p text:style-name="code">node= aList-&gt;<text:span text:style-name="luecke">First</text:span>;</text:p>
      <text:p text:style-name="code">for (i=1; i&lt;= aList-&gt;Len;i++){</text:p>
      <text:p text:style-name="code"><text:span text:style-name="T9"><text:s text:c="3"/></text:span><text:span text:style-name="T2">fprintf(device,"%6d\t%s\n",i,node-&gt;Data);</text:span></text:p>
      <text:p text:style-name="code"><text:s text:c="3"/>node= node-&gt;<text:span text:style-name="luecke">Next</text:span>;</text:p>
      <text:p text:style-name="code"><text:s text:c="3"/>}</text:p>
      <text:p text:style-name="code">}</text:p>
      <text:p text:style-name="code"/>
      <text:p text:style-name="code">/* -- Loeschen der gesamten Liste <text:span text:style-name="T9">*/</text:span></text:p>
      <text:p text:style-name="code">void rm_SList(SLIST_HEADER* aList)</text:p>
      <text:p text:style-name="code">{</text:p>
      <text:p text:style-name="code">while (aList-&gt;Len)</text:p>
      <text:p text:style-name="code"><text:s text:c="2"/>deleteLast(<text:span text:style-name="luecke">aList</text:span>);</text:p>
      <text:p text:style-name="code"/>
      <text:p text:style-name="code"><text:span text:style-name="luecke">free</text:span> (<text:span text:style-name="luecke">aList</text:span>); /* alle Knoten geloescht, Header noch freigeben */</text:p>
      <text:p text:style-name="code">}</text:p>
      <text:p text:style-name="code"/>
      <text:p text:style-name="code"><text:s/></text:p>
      <text:p text:style-name="code"/>
      <text:p text:style-name="code">/* -- Das Element an der n-ten Stelle der Liste erhalten<text:span text:style-name="T2"> </text:span><text:span text:style-name="T9">*/</text:span></text:p>
      <text:p text:style-name="code">char *get_entrySList(SLIST_HEADER* aList, int number)</text:p>
      <text:p text:style-name="code">{</text:p>
      <text:p text:style-name="code">if (number&gt;=1 &amp;&amp; number&lt;=aList-&gt;Len)</text:p>
      <text:p text:style-name="code">{</text:p>
      <text:p text:style-name="code"><text:soft-page-break/><text:s text:c="3"/>int i;</text:p>
      <text:p text:style-name="code"><text:s text:c="3"/>SLIST *node;</text:p>
      <text:p text:style-name="code"/>
      <text:p text:style-name="code"><text:s text:c="3"/>node= aList-&gt;<text:span text:style-name="luecke">First</text:span>;</text:p>
      <text:p text:style-name="code"><text:s text:c="3"/>for(i=1;i&lt;number;i++)</text:p>
      <text:p text:style-name="code"><text:s text:c="5"/>node= node-&gt;<text:span text:style-name="luecke">Next</text:span>;</text:p>
      <text:p text:style-name="code"><text:s text:c="3"/>return(node-&gt;<text:span text:style-name="luecke">Data</text:span>);</text:p>
      <text:p text:style-name="code">}</text:p>
      <text:p text:style-name="code">else</text:p>
      <text:p text:style-name="code"><text:s text:c="3"/>return((char *) <text:span text:style-name="luecke">NULL</text:span>);</text:p>
      <text:p text:style-name="code">}</text:p>
      <text:p text:style-name="P7"/>
      <text:h text:style-name="P25" text:outline-level="3" text:is-list-header="true"/>
      <text:h text:style-name="P25" text:outline-level="3"><text:bookmark-start text:name="__RefHeading___Toc2289_662248510"/>Das Demoprogramm t_minish.c<text:bookmark-end text:name="__RefHeading___Toc2289_662248510"/></text:h>
      <text:p text:style-name="P1"/>
      <text:p text:style-name="P1">Somit können wir zum Schluss noch das Programm t_minish erstellen, dass die Verwendung des Listen ADTs zeigen soll:</text:p>
      <text:p text:style-name="P1"/>
      <text:p text:style-name="code">/*</text:p>
      <text:p text:style-name="code"><text:s/>* Datei: t_minish.c <text:s text:c="4"/>Hofmann Anton</text:p>
      <text:p text:style-name="code"><text:s/>* gcc t_minish.c o_strlist.c -o t_minish</text:p>
      <text:p text:style-name="code"><text:s/>* Nutzt die verkettete Liste (o_strlist.h o_strlist.c)</text:p>
      <text:p text:style-name="code"><text:span text:style-name="T2"><text:s/></text:span><text:span text:style-name="T9">* Implementiert eine minishell</text:span></text:p>
      <text:p text:style-name="code"><text:s/>*/</text:p>
      <text:p text:style-name="code"/>
      <text:p text:style-name="code">#include &lt;stdio.h&gt;</text:p>
      <text:p text:style-name="code">#include &lt;ctype.h&gt;<text:line-break/>#include &lt;string.h&gt;</text:p>
      <text:p text:style-name="code">#include "<text:span text:style-name="luecke">o_strlist.h</text:span>"</text:p>
      <text:p text:style-name="code"/>
      <text:p text:style-name="code">enum BOOL {false,true};</text:p>
      <text:p text:style-name="code">typedef enum BOOL BOOLEAN;</text:p>
      <text:p text:style-name="code"/>
      <text:p text:style-name="code"/>
      <text:p text:style-name="code">char help[]=</text:p>
      <text:p text:style-name="code"><text:s text:c="2"/>"\nMINISHELL::HELP\n \</text:p>
      <text:p text:style-name="code"><text:s text:c="2"/>hi <text:s text:c="2"/>............. history\n \</text:p>
      <text:p text:style-name="code"><text:s text:c="2"/>!# <text:s text:c="2"/>............. execute #th command\n \</text:p>
      <text:p text:style-name="code"><text:s text:c="2"/>!save Filename ... save history list\n \</text:p>
      <text:p text:style-name="code"><text:s text:c="2"/>!load Filename ... load history list from Filename\n \</text:p>
      <text:p text:style-name="code"><text:s text:c="2"/>!do <text:s/>............. execute current history list\n \</text:p>
      <text:p text:style-name="code"><text:s text:c="2"/>quit ............. quit MINISHELL\n\n";</text:p>
      <text:p text:style-name="code"/>
      <text:p text:style-name="code">char prompt[]="\nminish-&gt; ";</text:p>
      <text:p text:style-name="code"/>
      <text:p text:style-name="code"/>
      <text:p text:style-name="code">#define MAXCMD <text:s text:c="2"/>128</text:p>
      <text:p text:style-name="code">char cmd[MAXCMD]; <text:s text:c="10"/>/* enthaelt eingelesenes Kommando */</text:p>
      <text:p text:style-name="code">SLIST_HEADER * cmdSList; <text:s text:c="3"/>/* History Liste <text:s text:c="17"/>*/</text:p>
      <text:p text:style-name="code">void do_history();</text:p>
      <text:p text:style-name="code"/>
      <text:p text:style-name="code"><text:soft-page-break/></text:p>
      <text:p text:style-name="code">main()</text:p>
      <text:p text:style-name="code">{</text:p>
      <text:p text:style-name="code">BOOLEAN end=false;</text:p>
      <text:p text:style-name="code"/>
      <text:p text:style-name="code"/>
      <text:p text:style-name="code">/* --------------------------------------------</text:p>
      <text:p text:style-name="code"><text:s/>* Liste zur Speicherung der Kommandos erzeugen</text:p>
      <text:p text:style-name="code"><text:span text:style-name="T2"><text:s/></text:span><text:span text:style-name="T9">* --------------------------------------------*/</text:span></text:p>
      <text:p text:style-name="code">cmdSList= <text:span text:style-name="luecke">createSList</text:span>();</text:p>
      <text:p text:style-name="code">if (cmdSList == (<text:span text:style-name="luecke">SLIST_HEADER</text:span> *) NULL)</text:p>
      <text:p text:style-name="code">{</text:p>
      <text:p text:style-name="code"><text:s text:c="2"/>fprintf(stderr,"Not enough memory\n");</text:p>
      <text:p text:style-name="code"><text:span text:style-name="T9"><text:s text:c="2"/></text:span><text:span text:style-name="T2">exit(1);</text:span></text:p>
      <text:p text:style-name="code">}</text:p>
      <text:p text:style-name="code"/>
      <text:p text:style-name="code"/>
      <text:p text:style-name="code">/* ----------------------</text:p>
      <text:p text:style-name="code"><text:s/>* Logo und help ausgeben</text:p>
      <text:p text:style-name="code"><text:s/>* ----------------------*/</text:p>
      <text:p text:style-name="code">printf("\nMINISHELL:: (Hofmann Anton, ::Demo fuer verkettete Listen\n");</text:p>
      <text:p text:style-name="code">printf(help);</text:p>
      <text:p text:style-name="code"/>
      <text:p text:style-name="code"/>
      <text:p text:style-name="code">/* -------------------------------------------</text:p>
      <text:p text:style-name="code"><text:s/>* Hauptschleife zur Verarbeitung der Eingaben</text:p>
      <text:p text:style-name="code"><text:s/>* -------------------------------------------*/</text:p>
      <text:p text:style-name="code">while (end==false){</text:p>
      <text:p text:style-name="code"><text:s text:c="3"/>/* -- Prompt ausgeben und Kommando einlesen */</text:p>
      <text:p text:style-name="code"><text:s text:c="3"/>printf(prompt);</text:p>
      <text:p text:style-name="code"><text:s text:c="3"/>fgets(cmd,MAXCMD,stdin);</text:p>
      <text:p text:style-name="code"><text:s text:c="3"/>cmd[strlen(cmd)-1]='\0';<text:line-break/></text:p>
      <text:p text:style-name="code"><text:s text:c="3"/>/* -- Kommando verarbeiten */</text:p>
      <text:p text:style-name="code"><text:span text:style-name="T2"><text:s text:c="3"/></text:span><text:span text:style-name="T9">if (strcmp(cmd, "hi")==0) <text:s text:c="7"/>/* -- history ausgeben */</text:span></text:p>
      <text:p text:style-name="code"><text:s text:c="6"/><text:span text:style-name="luecke">pr_SList</text:span>(<text:span text:style-name="luecke">cmdSList</text:span>, stdout);</text:p>
      <text:p text:style-name="code"/>
      <text:p text:style-name="code"><text:s text:c="3"/>else if (strcmp(cmd, "help")==0) /* -- Hilfe ausgeben <text:s text:c="2"/>*/</text:p>
      <text:p text:style-name="code"><text:s text:c="6"/>printf(help);</text:p>
      <text:p text:style-name="code"/>
      <text:p text:style-name="code"><text:s text:c="3"/>else if (cmd[0] == '!') <text:s text:c="9"/>/* -- Kommando aus history */</text:p>
      <text:p text:style-name="code"><text:s text:c="6"/>{</text:p>
      <text:p text:style-name="code"><text:s text:c="6"/>do_history();</text:p>
      <text:p text:style-name="code"><text:s text:c="6"/>}</text:p>
      <text:p text:style-name="code"/>
      <text:p text:style-name="code"><text:s text:c="3"/>else if (strcmp(cmd, "quit")==0) /* -- MINISHELL beenden <text:s/>*/</text:p>
      <text:p text:style-name="code"><text:span text:style-name="T9"><text:s text:c="6"/></text:span><text:span text:style-name="T2">{</text:span></text:p>
      <text:p text:style-name="code"><text:s text:c="6"/>rm_SList(<text:span text:style-name="luecke">cmdSList</text:span>); /* Liste freigeben */</text:p>
      <text:p text:style-name="code"><text:span text:style-name="T2"><text:s text:c="6"/></text:span><text:span text:style-name="T9">end= true;</text:span></text:p>
      <text:p text:style-name="code"><text:s text:c="6"/>}</text:p>
      <text:p text:style-name="code"><text:s text:c="3"/>else <text:s text:c="28"/>/* -- Kommando in history eintragen</text:p>
      <text:p text:style-name="code"><text:tab/><text:tab/><text:tab/><text:tab/><text:tab/><text:tab/><text:tab/><text:tab/> u. ausfuehren */</text:p>
      <text:p text:style-name="code"><text:s text:c="6"/>{</text:p>
      <text:p text:style-name="code"><text:s text:c="6"/>insertLast(<text:span text:style-name="luecke">cmdSList</text:span>, cmd);</text:p>
      <text:p text:style-name="code"><text:soft-page-break/><text:s text:c="6"/>system(cmd);</text:p>
      <text:p text:style-name="code"><text:s text:c="6"/>}</text:p>
      <text:p text:style-name="code">}/* end_while */</text:p>
      <text:p text:style-name="code">}/*end_main*/</text:p>
      <text:p text:style-name="code"/>
      <text:p text:style-name="code"/>
      <text:p text:style-name="code"/>
      <text:p text:style-name="code">void do_history()</text:p>
      <text:p text:style-name="code">{</text:p>
      <text:p text:style-name="code">int number;</text:p>
      <text:p text:style-name="code">FILE *fp;</text:p>
      <text:p text:style-name="code"/>
      <text:p text:style-name="code">if (strncmp(cmd+1, "save", 4) == 0) <text:s text:c="2"/>/* -- SAVE history */</text:p>
      <text:p text:style-name="code">{</text:p>
      <text:p text:style-name="code"><text:s text:c="3"/>fp= fopen(cmd + 6, "w");</text:p>
      <text:p text:style-name="code"><text:s text:c="3"/>if (fp==(FILE *) NULL)</text:p>
      <text:p text:style-name="code"><text:s text:c="6"/>perror(cmd+6);</text:p>
      <text:p text:style-name="code"><text:s text:c="3"/>else</text:p>
      <text:p text:style-name="code"><text:s text:c="3"/>{</text:p>
      <text:p text:style-name="code"><text:s text:c="6"/>pr_SList(<text:span text:style-name="luecke">cmdSList</text:span>, <text:span text:style-name="luecke">fp</text:span>);</text:p>
      <text:p text:style-name="code"><text:s text:c="6"/>fclose(fp);</text:p>
      <text:p text:style-name="code"><text:s text:c="3"/>}</text:p>
      <text:p text:style-name="code">}</text:p>
      <text:p text:style-name="code">else if (strncmp(cmd+1, "load", 4) == 0) /* -- LOAD history list */</text:p>
      <text:p text:style-name="code">{</text:p>
      <text:p text:style-name="code"><text:s text:c="3"/>fp= fopen(cmd + 6, "r");</text:p>
      <text:p text:style-name="code"><text:s text:c="3"/>if (fp==(FILE *) NULL)</text:p>
      <text:p text:style-name="code"><text:s text:c="6"/>perror(cmd+6);</text:p>
      <text:p text:style-name="code"><text:s text:c="3"/>else</text:p>
      <text:p text:style-name="code"><text:s text:c="3"/>{</text:p>
      <text:p text:style-name="code"><text:s text:c="6"/><text:span text:style-name="luecke">rm_SList</text:span>(<text:span text:style-name="luecke">cmdSList</text:span>); <text:s text:c="4"/>/* remove history list and build a </text:p>
      <text:p text:style-name="code"><text:tab/><text:tab/><text:tab/><text:tab/><text:tab/><text:tab/><text:tab/>new one from file */</text:p>
      <text:p text:style-name="code"><text:s text:c="6"/>cmdSList= <text:span text:style-name="luecke">createSList</text:span>();</text:p>
      <text:p text:style-name="code"><text:s text:c="6"/>if (cmdSList == (SLIST_HEADER *) <text:span text:style-name="luecke">NULL</text:span>)</text:p>
      <text:p text:style-name="code"><text:s text:c="6"/>{</text:p>
      <text:p text:style-name="code"><text:s text:c="9"/>fprintf(stderr,"Not enough memory\n");</text:p>
      <text:p text:style-name="code"><text:s text:c="6"/>}</text:p>
      <text:p text:style-name="code"><text:s text:c="6"/>else</text:p>
      <text:p text:style-name="code"><text:s text:c="6"/>{</text:p>
      <text:p text:style-name="code"><text:tab/> while(fgets(cmd, MAXCMD, fp))</text:p>
      <text:p text:style-name="code"><text:s text:c="12"/>{ </text:p>
      <text:p text:style-name="code"><text:tab/> <text:s text:c="5"/>cmd[strlen(cmd)-1]='\0'; <text:s/>/* loesche '\n'*/</text:p>
      <text:p text:style-name="code"><text:tab/> <text:s text:c="5"/>insertLast(<text:span text:style-name="luecke">cmdSList</text:span>, cmd+7);</text:p>
      <text:p text:style-name="code"><text:tab/> <text:s text:c="3"/>}</text:p>
      <text:p text:style-name="code"><text:s text:c="6"/>}</text:p>
      <text:p text:style-name="code"><text:s text:c="3"/>}</text:p>
      <text:p text:style-name="code">}</text:p>
      <text:p text:style-name="code">else if (strncmp(cmd+1, "do", 2) == 0) /* -- EXECUTE current hi list */ <text:s/></text:p>
      <text:p text:style-name="code">{</text:p>
      <text:p text:style-name="code"><text:s text:c="3"/>int i;</text:p>
      <text:p text:style-name="code"><text:s text:c="3"/>char * cmdPtr;</text:p>
      <text:p text:style-name="code"/>
      <text:p text:style-name="code"><text:s text:c="3"/>for (i=1; cmdPtr=get_entrySList(<text:span text:style-name="luecke">cmdSList</text:span>,i); i++)</text:p>
      <text:p text:style-name="code"><text:s text:c="3"/>{</text:p>
      <text:p text:style-name="code"><text:soft-page-break/><text:s text:c="6"/>printf("%s%s\n",prompt, cmdPtr);</text:p>
      <text:p text:style-name="code"><text:s text:c="6"/>system(cmdPtr);</text:p>
      <text:p text:style-name="code"><text:s text:c="3"/>}</text:p>
      <text:p text:style-name="code">}</text:p>
      <text:p text:style-name="code">else if (isdigit(cmd[1])) <text:s text:c="6"/>/* -- EXECUTE #th history command */</text:p>
      <text:p text:style-name="code"><text:s text:c="3"/>{</text:p>
      <text:p text:style-name="code"><text:s text:c="5"/>number= atoi(cmd+1);</text:p>
      <text:p text:style-name="code"><text:s text:c="5"/>system(get_entrySList(<text:span text:style-name="luecke">cmdSList</text:span>, number));</text:p>
      <text:p text:style-name="code"><text:span text:style-name="T9"><text:s text:c="3"/></text:span><text:span text:style-name="T2">}</text:span></text:p>
      <text:p text:style-name="code">}/* end_do_history */</text:p>
      <text:p text:style-name="code"/>
      <text:p text:style-name="P1"/>
      <text:p text:style-name="P1"/>
      <text:h text:style-name="Heading_20_2" text:outline-level="2"><text:bookmark-start text:name="__RefHeading___Toc2291_662248510"/>Aufgaben: Listen<text:bookmark-end text:name="__RefHeading___Toc2291_662248510"/></text:h>
      <text:p text:style-name="Text_20_body"/>
      <text:p text:style-name="aufgabe_5f_überschrift"><text:bookmark-start text:name="__RefHeading___Toc2293_662248510"/>Aufgabe: tminish.c, o_strlist.h, o_strlist.c<text:bookmark-end text:name="__RefHeading___Toc2293_662248510"/></text:p>
      <text:p text:style-name="aufgabe">Bringen Sie das Minishell Programm zum Laufen.</text:p>
      <text:p text:style-name="Standard"/>
      <text:p text:style-name="Standard"/>
      <text:p text:style-name="aufgabe_5f_überschrift"><text:bookmark-start text:name="__RefHeading___Toc2295_662248510"/>+Aufgabe: Dlist<text:bookmark-end text:name="__RefHeading___Toc2295_662248510"/></text:p>
      <text:p text:style-name="aufgabe">Erstellen Sie einen Modul für eine doppelt gekettete Liste</text:p>
      <text:p text:style-name="Standard"/>
      <text:p text:style-name="aufgabe_5f_überschrift"><text:bookmark-start text:name="__RefHeading___Toc2297_662248510"/>Aufgabe: sort<text:bookmark-end text:name="__RefHeading___Toc2297_662248510"/></text:p>
      <text:p text:style-name="aufgabe">Fügen Sie zu obiger einfach geketteten Liste noch die Zugriffsfunktion sort(), die alle Listeneinträge sortiert.</text:p>
      <text:p text:style-name="aufgabe_5f_überschrift"><text:bookmark-start text:name="__RefHeading___Toc2299_662248510"/>Aufgabe: InsertSorted<text:bookmark-end text:name="__RefHeading___Toc2299_662248510"/></text:p>
      <text:p text:style-name="aufgabe">Fügen Sie zu obiger einfach geketteten Liste noch die Zugriffsfunktion, um Einträge in sortierter Reihenfolge eingeben zu können.</text:p>
      <text:p text:style-name="Standard"/>
      <text:p text:style-name="Standard"/>
      <text:p text:style-name="Standard"/>
      <text:h text:style-name="Heading_20_2" text:outline-level="2"><text:bookmark-start text:name="__RefHeading___Toc2301_662248510"/>Bäume<text:bookmark-end text:name="__RefHeading___Toc2301_662248510"/></text:h>
      <text:p text:style-name="P1">Unter Bäumen versteht man folgende Datenstrukturen: </text:p>
      <text:list xml:id="list2902833035" text:style-name="WW8Num115">
        <text:list-item>
          <text:p text:style-name="P22"><text:span text:style-name="T2">Bäume bestehen aus </text:span><text:span text:style-name="luecke"><text:span text:style-name="T2">Knoten</text:span></text:span><text:span text:style-name="T2">. </text:span></text:p>
        </text:list-item>
        <text:list-item>
          <text:p text:style-name="P22"><text:span text:style-name="T2">Jeder Knoten hat keine oder mehrere </text:span><text:span text:style-name="luecke"><text:span text:style-name="T2">Nachfolgerknoten</text:span></text:span><text:span text:style-name="T2">. </text:span></text:p>
        </text:list-item>
        <text:list-item>
          <text:p text:style-name="P20">Jeder Knoten, bis auf einen, hat einen <text:span text:style-name="luecke">Vorgängerknoten</text:span>. </text:p>
        </text:list-item>
        <text:list-item>
          <text:p text:style-name="P22"><text:span text:style-name="T2">Der Knoten ohne Vorgänger ist der Wurzelknoten (</text:span><text:span text:style-name="luecke"><text:span text:style-name="T8">root</text:span></text:span><text:span text:style-name="T2">).</text:span></text:p>
        </text:list-item>
        <text:list-item>
          <text:p text:style-name="P22"><text:span text:style-name="T2">Ein Knoten ohne Nachfolger ist ein Blatt (</text:span><text:span text:style-name="luecke"><text:span text:style-name="T2">leaf</text:span></text:span><text:span text:style-name="T2">) </text:span></text:p>
        </text:list-item>
      </text:list>
      <text:p text:style-name="P1"/>
      <text:p text:style-name="Standard"><text:span text:style-name="T2">Ein Spezialfall der Bäume sind die </text:span><text:span text:style-name="T6">binären Bäume</text:span><text:span text:style-name="T2">. Hier ist die Maximalzahl der Nachfolgerknoten 2. </text:span></text:p>
      <text:p text:style-name="P1"/>
      <text:p text:style-name="Standard"><text:span text:style-name="T2">Ein Spezialfall der binären Bäume sind </text:span><text:span text:style-name="T4">Binäre Suchbäume</text:span><text:span text:style-name="T2">:</text:span></text:p>
      <text:list xml:id="list3864457113" text:style-name="WW8Num107">
        <text:list-item>
          <text:p text:style-name="P21">Jeder Knoten besitzt einen so genannten Schlüsselwert (<text:span text:style-name="T11">key</text:span>) und es gilt:</text:p>
        </text:list-item>
        <text:list-item>
          <text:p text:style-name="P23"><text:span text:style-name="T2">Jeder Knoten im </text:span><text:span text:style-name="luecke"><text:span text:style-name="T2">linken</text:span></text:span><text:span text:style-name="T2"> Teilbaum ist </text:span><text:span text:style-name="luecke"><text:span text:style-name="T2">kleiner</text:span></text:span><text:span text:style-name="T2"> als die Wurzel und jeder Knoten im rechten </text:span><text:soft-page-break/><text:span text:style-name="T2">Teilbaum ist größer als die Wurzel.</text:span></text:p>
        </text:list-item>
      </text:list>
      <text:p text:style-name="P1"/>
      <text:p text:style-name="Text_20_body"><draw:g text:anchor-type="char" draw:z-index="19" draw:style-name="gr2"><draw:rect draw:style-name="gr3" draw:text-style-name="P30" svg:width="11.154cm" svg:height="6.651cm" svg:x="0cm" svg:y="0cm"><text:p/></draw:rect><draw:frame draw:style-name="gr5" draw:text-style-name="P32" svg:width="1.094cm" svg:height="0.897cm" svg:x="5.029cm" svg:y="0.594cm"><draw:text-box><text:p text:style-name="P31"><text:span text:style-name="T13">17</text:span></text:p></draw:text-box></draw:frame><draw:frame draw:style-name="gr5" draw:text-style-name="P32" svg:width="1.093cm" svg:height="0.897cm" svg:x="3.17cm" svg:y="2.679cm"><draw:text-box><text:p text:style-name="P31"><text:span text:style-name="T13">3</text:span></text:p></draw:text-box></draw:frame><draw:frame draw:style-name="gr5" draw:text-style-name="P32" svg:width="1.094cm" svg:height="0.897cm" svg:x="7.435cm" svg:y="2.679cm"><draw:text-box><text:p text:style-name="P31"><text:span text:style-name="T13">21</text:span></text:p></draw:text-box></draw:frame><draw:frame draw:style-name="gr5" draw:text-style-name="P32" svg:width="0.985cm" svg:height="0.893cm" svg:x="6.013cm" svg:y="4.47cm"><draw:text-box><text:p text:style-name="P31"><text:span text:style-name="T13">19</text:span></text:p></draw:text-box></draw:frame><draw:frame draw:style-name="gr5" draw:text-style-name="P32" svg:width="0.872cm" svg:height="0.893cm" svg:x="1.75cm" svg:y="4.47cm"><draw:text-box><text:p text:style-name="P31"><text:span text:style-name="T13">1</text:span></text:p></draw:text-box></draw:frame><draw:frame draw:style-name="gr5" draw:text-style-name="P32" svg:width="0.876cm" svg:height="0.987cm" svg:x="3.717cm" svg:y="5.66cm"><draw:text-box><text:p text:style-name="P31"><text:span text:style-name="T13">2</text:span></text:p></draw:text-box></draw:frame><draw:frame draw:style-name="gr5" draw:text-style-name="P32" svg:width="1.094cm" svg:height="0.893cm" svg:x="8.966cm" svg:y="4.47cm"><draw:text-box><text:p text:style-name="P31"><text:span text:style-name="T13">31</text:span></text:p></draw:text-box></draw:frame><draw:line draw:style-name="gr12" draw:text-style-name="P30" svg:x1="5.029cm" svg:y1="1.49cm" svg:x2="4.263cm" svg:y2="2.679cm"><text:p/></draw:line><draw:line draw:style-name="gr12" draw:text-style-name="P30" svg:x1="6.124cm" svg:y1="1.49cm" svg:x2="7.435cm" svg:y2="2.679cm"><text:p/></draw:line><draw:line draw:style-name="gr12" draw:text-style-name="P30" svg:x1="7.433cm" svg:y1="3.577cm" svg:x2="6.997cm" svg:y2="4.47cm"><text:p/></draw:line><draw:line draw:style-name="gr12" draw:text-style-name="P30" svg:x1="8.53cm" svg:y1="3.577cm" svg:x2="8.966cm" svg:y2="4.47cm"><text:p/></draw:line><draw:line draw:style-name="gr12" draw:text-style-name="P30" svg:x1="2.623cm" svg:y1="5.364cm" svg:x2="3.717cm" svg:y2="5.662cm"><text:p/></draw:line><draw:line draw:style-name="gr12" draw:text-style-name="P30" svg:x1="3.17cm" svg:y1="3.577cm" svg:x2="2.621cm" svg:y2="4.47cm"><text:p/></draw:line></draw:g><draw:rect text:anchor-type="as-char" draw:z-index="14" draw:style-name="gr1" draw:text-style-name="P30" svg:width="11.15cm" svg:height="6.654cm"><text:p/></draw:rect></text:p>
      <text:p text:style-name="Text_20_body">Es folgt ein Beispiel für einen Knoten eines bin. Suchbaumes:</text:p>
      <text:p text:style-name="code"><text:span text:style-name="T10">typedef </text:span><text:span text:style-name="T9">struct Bnode </text:span><text:span text:style-name="T10">{</text:span></text:p>
      <text:p text:style-name="code"><text:s text:c="2"/>int key;<text:tab/><text:tab/><text:tab/><text:tab/>//Datensatz</text:p>
      <text:p text:style-name="code"><text:span text:style-name="T10"><text:s text:c="2"/></text:span><text:span text:style-name="luecke"><text:span text:style-name="T7">struct</text:span></text:span><text:span text:style-name="T7"> </text:span><text:span text:style-name="luecke"><text:span text:style-name="T7">Bnode</text:span></text:span><text:span text:style-name="T7"> *Left;<text:tab/><text:tab/>//Zeiger auf linken Teilbaum</text:span></text:p>
      <text:p text:style-name="code"><text:s text:c="2"/><text:span text:style-name="luecke">struct</text:span> <text:span text:style-name="luecke">Bnode</text:span> *Right;<text:tab/>//Zeiger auf rechten Teilbaum</text:p>
      <text:p text:style-name="code">}BNODE;</text:p>
      <text:p text:style-name="Text_20_body"/>
      <text:p text:style-name="Text_20_body">Wenn es sich um ein Blatt handelt sind Left und Right <text:span text:style-name="luecke">NULL</text:span>-Pointer.</text:p>
      <text:p text:style-name="Text_20_body"/>
      <text:p text:style-name="Text_20_body">Wir wollen nun einen BinSearchTree-Modul entwickeln.</text:p>
      <text:p text:style-name="Text_20_body"/>
      <text:h text:style-name="Heading_20_3" text:outline-level="3"><text:bookmark-start text:name="__RefHeading___Toc2303_662248510"/>Die Haederdatei eines Binären Suchbaumes<text:bookmark-end text:name="__RefHeading___Toc2303_662248510"/></text:h>
      <text:p text:style-name="Text_20_body"/>
      <text:p text:style-name="code">// BinSearchTree.h<text:line-break/>// A.hofmann sept. 2002<text:line-break/><text:line-break/>//1. Knoten definieren</text:p>
      <text:p text:style-name="code"><text:span text:style-name="T10">typedef </text:span><text:span text:style-name="T9">struct Bnode </text:span><text:span text:style-name="T10">{</text:span></text:p>
      <text:p text:style-name="code"><text:s text:c="2"/>int key;<text:tab/><text:tab/><text:tab/>//Datensatz</text:p>
      <text:p text:style-name="code"><text:span text:style-name="T10"><text:s text:c="2"/></text:span><text:span text:style-name="T7">struct Bnode *Left;<text:tab/><text:tab/>//Zeiger auf linken Teilbaum</text:span></text:p>
      <text:p text:style-name="code"><text:s text:c="2"/>struct Bnode *Right;<text:tab/>//Zeiger auf rechten Teilbaum</text:p>
      <text:p text:style-name="P11">}BNODE;<text:line-break/><text:line-break/></text:p>
      <text:p text:style-name="P12">//2. interface (Zugriffsfunktionen/Methoden) definieren<text:line-break/>typedef BNODE* BinSearchTree;<text:line-break/><text:line-break/>// Traversieren</text:p>
      <text:p text:style-name="code">void inorder (BinSearchTree root, FILE *stream);</text:p>
      <text:p text:style-name="code">void postorder (BinSearchTree root, FILE *stream);<text:line-break/>void preorder (BinSearchTree root, FILE *stream);<text:line-break/><text:line-break/><text:soft-page-break/>// Suchen<text:line-break/>BinSearchTree search (int key, BinSearchTree root);</text:p>
      <text:p text:style-name="code"/>
      <text:p text:style-name="code"><text:span text:style-name="T7">//Einfügen<text:line-break/></text:span><text:span text:style-name="T9">BinSearchTree </text:span><text:span text:style-name="T7">insert (int key, BinSearchTree *root);</text:span></text:p>
      <text:p text:style-name="code"/>
      <text:p text:style-name="code">//Löschen</text:p>
      <text:p text:style-name="code">void delete (int key, BinSearchTree *root);</text:p>
      <text:p text:style-name="code"/>
      <text:h text:style-name="Heading_20_3" text:outline-level="3" text:is-list-header="true"/>
      <text:h text:style-name="Heading_20_3" text:outline-level="3"><text:bookmark-start text:name="__RefHeading___Toc2305_662248510"/>Das Traversieren binärer Bäume<text:bookmark-end text:name="__RefHeading___Toc2305_662248510"/></text:h>
      <text:p text:style-name="P1">Traversieren bedeutet jeden Knoten genau einmal aufsuchen.</text:p>
      <text:p text:style-name="P1"/>
      <text:p text:style-name="P1">Sei:</text:p>
      <text:p text:style-name="P1">L/R<text:tab/>Bewegung nach Links/Rechts</text:p>
      <text:p text:style-name="P1">V<text:tab/>einen Knoten besuchen (visit)</text:p>
      <text:p text:style-name="P1"/>
      <text:p text:style-name="P1">Dann ist:</text:p>
      <text:p text:style-name="P1">L V R <text:tab/>inorder</text:p>
      <text:p text:style-name="P1">L R V<text:tab/>postorder</text:p>
      <text:p text:style-name="P1">V L R<text:tab/>preorder</text:p>
      <text:p text:style-name="P1"/>
      <text:p text:style-name="P1">Beispiele:</text:p>
      <text:p text:style-name="P1"/>
      <text:p text:style-name="P1"><draw:g text:anchor-type="char" draw:z-index="18" draw:style-name="gr2"><draw:rect draw:style-name="gr3" draw:text-style-name="P30" svg:width="11.373cm" svg:height="8.048cm" svg:x="0cm" svg:y="0cm"><text:p/></draw:rect><draw:frame draw:style-name="gr5" draw:text-style-name="P32" svg:width="0.765cm" svg:height="0.893cm" svg:x="6.997cm" svg:y="1.787cm"><draw:text-box><text:p text:style-name="P31"><text:span text:style-name="T13">*</text:span></text:p></draw:text-box></draw:frame><draw:frame draw:style-name="gr5" draw:text-style-name="P32" svg:width="0.765cm" svg:height="0.892cm" svg:x="7.869cm" svg:y="3.277cm"><draw:text-box><text:p text:style-name="P31"><text:span text:style-name="T13">4</text:span></text:p></draw:text-box></draw:frame><draw:frame draw:style-name="gr5" draw:text-style-name="P32" svg:width="0.765cm" svg:height="0.893cm" svg:x="5.683cm" svg:y="3.279cm"><draw:text-box><text:p text:style-name="P31"><text:span text:style-name="T13">*</text:span></text:p></draw:text-box></draw:frame><draw:frame draw:style-name="gr5" draw:text-style-name="P32" svg:width="0.765cm" svg:height="0.892cm" svg:x="2.84cm" svg:y="6.258cm"><draw:text-box><text:p text:style-name="P31"><text:span text:style-name="T13">1</text:span></text:p></draw:text-box></draw:frame><draw:frame draw:style-name="gr5" draw:text-style-name="P32" svg:width="0.765cm" svg:height="0.892cm" svg:x="5.793cm" svg:y="6.258cm"><draw:text-box><text:p text:style-name="P31"><text:span text:style-name="T13">2</text:span></text:p></draw:text-box></draw:frame><draw:frame draw:style-name="gr5" draw:text-style-name="P32" svg:width="0.765cm" svg:height="0.897cm" svg:x="4.262cm" svg:y="4.768cm"><draw:text-box><text:p text:style-name="P31"><text:span text:style-name="T13">/</text:span></text:p></draw:text-box></draw:frame><draw:frame draw:style-name="gr5" draw:text-style-name="P32" svg:width="0.765cm" svg:height="0.893cm" svg:x="6.886cm" svg:y="4.768cm"><draw:text-box><text:p text:style-name="P31"><text:span text:style-name="T13">3</text:span></text:p></draw:text-box></draw:frame><draw:frame draw:style-name="gr5" draw:text-style-name="P32" svg:width="0.765cm" svg:height="0.893cm" svg:x="9.073cm" svg:y="1.787cm"><draw:text-box><text:p text:style-name="P31"><text:span text:style-name="T13">5</text:span></text:p></draw:text-box></draw:frame><draw:frame draw:style-name="gr5" draw:text-style-name="P32" svg:width="0.765cm" svg:height="0.897cm" svg:x="8.089cm" svg:y="0.594cm"><draw:text-box><text:p text:style-name="P31"><text:span text:style-name="T13">+</text:span></text:p></draw:text-box></draw:frame><draw:line draw:style-name="gr6" draw:text-style-name="P30" svg:x1="8.088cm" svg:y1="1.192cm" svg:x2="7.652cm" svg:y2="1.786cm"><text:p/></draw:line><draw:line draw:style-name="gr6" draw:text-style-name="P30" svg:x1="6.998cm" svg:y1="2.385cm" svg:x2="6.451cm" svg:y2="3.278cm"><text:p/></draw:line><draw:line draw:style-name="gr6" draw:text-style-name="P30" svg:x1="8.856cm" svg:y1="1.192cm" svg:x2="9.401cm" svg:y2="1.786cm"><text:p/></draw:line><draw:line draw:style-name="gr6" draw:text-style-name="P30" svg:x1="7.765cm" svg:y1="2.385cm" svg:x2="8.31cm" svg:y2="3.278cm"><text:p/></draw:line><draw:line draw:style-name="gr6" draw:text-style-name="P30" svg:x1="5.682cm" svg:y1="3.874cm" svg:x2="4.918cm" svg:y2="4.767cm"><text:p/></draw:line><draw:line draw:style-name="gr6" draw:text-style-name="P30" svg:x1="6.451cm" svg:y1="3.874cm" svg:x2="7.105cm" svg:y2="4.767cm"><text:p/></draw:line><draw:line draw:style-name="gr6" draw:text-style-name="P30" svg:x1="4.259cm" svg:y1="5.366cm" svg:x2="3.605cm" svg:y2="6.259cm"><text:p/></draw:line><draw:line draw:style-name="gr6" draw:text-style-name="P30" svg:x1="5.029cm" svg:y1="5.366cm" svg:x2="5.904cm" svg:y2="6.259cm"><text:p/></draw:line></draw:g><draw:rect text:anchor-type="as-char" draw:z-index="15" draw:style-name="gr1" draw:text-style-name="P30" svg:width="11.38cm" svg:height="8.049cm"><text:p/></draw:rect></text:p>
      <text:p text:style-name="code">void inorder ( BinSearchTree ptr, FILE *stream){</text:p>
      <text:p text:style-name="code"><text:line-break/><text:tab/>if (<text:span text:style-name="luecke">ptr</text:span>){</text:p>
      <text:p text:style-name="code"><text:tab/><text:tab/><text:span text:style-name="luecke">inorder</text:span> (ptr-&gt;<text:span text:style-name="luecke">Left</text:span>, stream);</text:p>
      <text:p text:style-name="code"><text:line-break/><text:tab/><text:tab/>fprintf (stream, ”%d”, ptr-&gt;key);<text:line-break/></text:p>
      <text:p text:style-name="code"><text:tab/><text:tab/><text:span text:style-name="luecke">inorder</text:span> (ptr-&gt;<text:span text:style-name="luecke">Right</text:span>, stream);</text:p>
      <text:p text:style-name="code"><text:tab/>}<text:line-break/><text:soft-page-break/>}<text:line-break/><text:line-break/>// 1 / 2 * 3 * 4 + 5<text:line-break/></text:p>
      <text:p text:style-name="P5"/>
      <text:p text:style-name="P6"/>
      <text:p text:style-name="P6">Spur des Programmes inorder():</text:p>
      <text:p text:style-name="P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Aufruf <text:s/>inorder()</text:p>
          </table:table-cell>
          <table:table-cell table:style-name="Tabelle1.A1" office:value-type="string">
            <text:p text:style-name="P2">Wert in der Wurzel</text:p>
          </table:table-cell>
          <table:table-cell table:style-name="Tabelle1.C1" office:value-type="string">
            <text:p text:style-name="P2">Aktion</text:p>
          </table:table-cell>
        </table:table-row>
        <table:table-row table:style-name="Tabelle1.1">
          <table:table-cell table:style-name="Tabelle1.A2" office:value-type="string">
            <text:p text:style-name="P3">1</text:p>
          </table:table-cell>
          <table:table-cell table:style-name="Tabelle1.A2" office:value-type="string">
            <text:p text:style-name="P3">+</text:p>
          </table:table-cell>
          <table:table-cell table:style-name="Tabelle1.C2" office:value-type="string">
            <text:p text:style-name="P3"/>
          </table:table-cell>
        </table:table-row>
        <table:table-row table:style-name="Tabelle1.1">
          <table:table-cell table:style-name="Tabelle1.A2" office:value-type="string">
            <text:p text:style-name="P3">2</text:p>
          </table:table-cell>
          <table:table-cell table:style-name="Tabelle1.A2" office:value-type="string">
            <text:p text:style-name="P3">*</text:p>
          </table:table-cell>
          <table:table-cell table:style-name="Tabelle1.C2" office:value-type="string">
            <text:p text:style-name="P3"/>
          </table:table-cell>
        </table:table-row>
        <table:table-row table:style-name="Tabelle1.1">
          <table:table-cell table:style-name="Tabelle1.A2" office:value-type="string">
            <text:p text:style-name="P3">3</text:p>
          </table:table-cell>
          <table:table-cell table:style-name="Tabelle1.A2" office:value-type="string">
            <text:p text:style-name="P3">*</text:p>
          </table:table-cell>
          <table:table-cell table:style-name="Tabelle1.C2" office:value-type="string">
            <text:p text:style-name="P3"/>
          </table:table-cell>
        </table:table-row>
        <table:table-row table:style-name="Tabelle1.1">
          <table:table-cell table:style-name="Tabelle1.A2" office:value-type="string">
            <text:p text:style-name="P3">4</text:p>
          </table:table-cell>
          <table:table-cell table:style-name="Tabelle1.A2" office:value-type="string">
            <text:p text:style-name="P3">/</text:p>
          </table:table-cell>
          <table:table-cell table:style-name="Tabelle1.C2" office:value-type="string">
            <text:p text:style-name="P3"/>
          </table:table-cell>
        </table:table-row>
        <table:table-row table:style-name="Tabelle1.1">
          <table:table-cell table:style-name="Tabelle1.A2" office:value-type="string">
            <text:p text:style-name="P3">5</text:p>
          </table:table-cell>
          <table:table-cell table:style-name="Tabelle1.A2" office:value-type="string">
            <text:p text:style-name="P3">1</text:p>
          </table:table-cell>
          <table:table-cell table:style-name="Tabelle1.C2" office:value-type="string">
            <text:p text:style-name="P3"/>
          </table:table-cell>
        </table:table-row>
        <table:table-row table:style-name="Tabelle1.1">
          <table:table-cell table:style-name="Tabelle1.A2" office:value-type="string">
            <text:p text:style-name="P3">6</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5</text:p>
          </table:table-cell>
          <table:table-cell table:style-name="Tabelle1.A2" office:value-type="string">
            <text:p text:style-name="P3">1</text:p>
          </table:table-cell>
          <table:table-cell table:style-name="Tabelle1.C2" office:value-type="string">
            <text:p text:style-name="P3">printf</text:p>
          </table:table-cell>
        </table:table-row>
        <table:table-row table:style-name="Tabelle1.1">
          <table:table-cell table:style-name="Tabelle1.A2" office:value-type="string">
            <text:p text:style-name="P3">7</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4</text:p>
          </table:table-cell>
          <table:table-cell table:style-name="Tabelle1.A2" office:value-type="string">
            <text:p text:style-name="P3">/</text:p>
          </table:table-cell>
          <table:table-cell table:style-name="Tabelle1.C2" office:value-type="string">
            <text:p text:style-name="P3">printf</text:p>
          </table:table-cell>
        </table:table-row>
        <table:table-row table:style-name="Tabelle1.1">
          <table:table-cell table:style-name="Tabelle1.A2" office:value-type="string">
            <text:p text:style-name="P3">8</text:p>
          </table:table-cell>
          <table:table-cell table:style-name="Tabelle1.A2" office:value-type="string">
            <text:p text:style-name="P3">2</text:p>
          </table:table-cell>
          <table:table-cell table:style-name="Tabelle1.C2" office:value-type="string">
            <text:p text:style-name="P3"/>
          </table:table-cell>
        </table:table-row>
        <table:table-row table:style-name="Tabelle1.1">
          <table:table-cell table:style-name="Tabelle1.A2" office:value-type="string">
            <text:p text:style-name="P3">9</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8</text:p>
          </table:table-cell>
          <table:table-cell table:style-name="Tabelle1.A2" office:value-type="string">
            <text:p text:style-name="P3">2</text:p>
          </table:table-cell>
          <table:table-cell table:style-name="Tabelle1.C2" office:value-type="string">
            <text:p text:style-name="P3">printf</text:p>
          </table:table-cell>
        </table:table-row>
        <table:table-row table:style-name="Tabelle1.1">
          <table:table-cell table:style-name="Tabelle1.A2" office:value-type="string">
            <text:p text:style-name="P3">10</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3</text:p>
          </table:table-cell>
          <table:table-cell table:style-name="Tabelle1.A2" office:value-type="string">
            <text:p text:style-name="P3">*</text:p>
          </table:table-cell>
          <table:table-cell table:style-name="Tabelle1.C2" office:value-type="string">
            <text:p text:style-name="P3">printf</text:p>
          </table:table-cell>
        </table:table-row>
        <table:table-row table:style-name="Tabelle1.1">
          <table:table-cell table:style-name="Tabelle1.A2" office:value-type="string">
            <text:p text:style-name="P3">11</text:p>
          </table:table-cell>
          <table:table-cell table:style-name="Tabelle1.A2" office:value-type="string">
            <text:p text:style-name="P3">3</text:p>
          </table:table-cell>
          <table:table-cell table:style-name="Tabelle1.C2" office:value-type="string">
            <text:p text:style-name="P3"/>
          </table:table-cell>
        </table:table-row>
        <table:table-row table:style-name="Tabelle1.1">
          <table:table-cell table:style-name="Tabelle1.A2" office:value-type="string">
            <text:p text:style-name="P3">12</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11</text:p>
          </table:table-cell>
          <table:table-cell table:style-name="Tabelle1.A2" office:value-type="string">
            <text:p text:style-name="P3">3</text:p>
          </table:table-cell>
          <table:table-cell table:style-name="Tabelle1.C2" office:value-type="string">
            <text:p text:style-name="P3">printf</text:p>
          </table:table-cell>
        </table:table-row>
        <table:table-row table:style-name="Tabelle1.1">
          <table:table-cell table:style-name="Tabelle1.A2" office:value-type="string">
            <text:p text:style-name="P3">13</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2</text:p>
          </table:table-cell>
          <table:table-cell table:style-name="Tabelle1.A2" office:value-type="string">
            <text:p text:style-name="P3">*</text:p>
          </table:table-cell>
          <table:table-cell table:style-name="Tabelle1.C2" office:value-type="string">
            <text:p text:style-name="P3">printf</text:p>
          </table:table-cell>
        </table:table-row>
        <table:table-row table:style-name="Tabelle1.1">
          <table:table-cell table:style-name="Tabelle1.A2" office:value-type="string">
            <text:p text:style-name="P3">14</text:p>
          </table:table-cell>
          <table:table-cell table:style-name="Tabelle1.A2" office:value-type="string">
            <text:p text:style-name="P3">4</text:p>
          </table:table-cell>
          <table:table-cell table:style-name="Tabelle1.C2" office:value-type="string">
            <text:p text:style-name="P3"/>
          </table:table-cell>
        </table:table-row>
        <table:table-row table:style-name="Tabelle1.1">
          <table:table-cell table:style-name="Tabelle1.A2" office:value-type="string">
            <text:p text:style-name="P3">15</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14</text:p>
          </table:table-cell>
          <table:table-cell table:style-name="Tabelle1.A2" office:value-type="string">
            <text:p text:style-name="P3">4</text:p>
          </table:table-cell>
          <table:table-cell table:style-name="Tabelle1.C2" office:value-type="string">
            <text:p text:style-name="P3">printf</text:p>
          </table:table-cell>
        </table:table-row>
        <table:table-row table:style-name="Tabelle1.1">
          <table:table-cell table:style-name="Tabelle1.A2" office:value-type="string">
            <text:p text:style-name="P3">16</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1</text:p>
          </table:table-cell>
          <table:table-cell table:style-name="Tabelle1.A2" office:value-type="string">
            <text:p text:style-name="P3">*</text:p>
          </table:table-cell>
          <table:table-cell table:style-name="Tabelle1.C2" office:value-type="string">
            <text:p text:style-name="P3">printf</text:p>
          </table:table-cell>
        </table:table-row>
        <table:table-row table:style-name="Tabelle1.1">
          <table:table-cell table:style-name="Tabelle1.A2" office:value-type="string">
            <text:p text:style-name="P3">17</text:p>
          </table:table-cell>
          <table:table-cell table:style-name="Tabelle1.A2" office:value-type="string">
            <text:p text:style-name="P3">5</text:p>
          </table:table-cell>
          <table:table-cell table:style-name="Tabelle1.C2" office:value-type="string">
            <text:p text:style-name="P3"/>
          </table:table-cell>
        </table:table-row>
        <table:table-row table:style-name="Tabelle1.1">
          <table:table-cell table:style-name="Tabelle1.A2" office:value-type="string">
            <text:p text:style-name="P3">18</text:p>
          </table:table-cell>
          <table:table-cell table:style-name="Tabelle1.A2" office:value-type="string">
            <text:p text:style-name="P3">NULL</text:p>
          </table:table-cell>
          <table:table-cell table:style-name="Tabelle1.C2" office:value-type="string">
            <text:p text:style-name="P3"/>
          </table:table-cell>
        </table:table-row>
        <table:table-row table:style-name="Tabelle1.1">
          <table:table-cell table:style-name="Tabelle1.A2" office:value-type="string">
            <text:p text:style-name="P3">17</text:p>
          </table:table-cell>
          <table:table-cell table:style-name="Tabelle1.A2" office:value-type="string">
            <text:p text:style-name="P3">5</text:p>
          </table:table-cell>
          <table:table-cell table:style-name="Tabelle1.C2" office:value-type="string">
            <text:p text:style-name="P3">printf</text:p>
          </table:table-cell>
        </table:table-row>
        <table:table-row table:style-name="Tabelle1.1">
          <table:table-cell table:style-name="Tabelle1.A2" office:value-type="string">
            <text:p text:style-name="P3">19</text:p>
          </table:table-cell>
          <table:table-cell table:style-name="Tabelle1.A2" office:value-type="string">
            <text:p text:style-name="P3">NULL</text:p>
          </table:table-cell>
          <table:table-cell table:style-name="Tabelle1.C2" office:value-type="string">
            <text:p text:style-name="P3"/>
          </table:table-cell>
        </table:table-row>
      </table:table>
      <text:p text:style-name="Text_20_body"/>
      <text:p text:style-name="code">void <text:span text:style-name="luecke">postorder</text:span> ( BinSearchTree ptr, FILE *stream)</text:p>
      <text:p text:style-name="code">{<text:line-break/><text:tab/>if (<text:span text:style-name="luecke">ptr</text:span>){</text:p>
      <text:p text:style-name="code"><text:tab/><text:tab/><text:span text:style-name="luecke">postorder</text:span> (ptr-&gt;<text:span text:style-name="luecke">Left</text:span>, stream);<text:line-break/><text:tab/><text:tab/><text:span text:style-name="luecke">postorder</text:span> (ptr-&gt;<text:span text:style-name="luecke">Right</text:span>, stream);<text:line-break/><text:tab/><text:tab/>fprintf (stream, ”%d”, ptr-&gt;key);</text:p>
      <text:p text:style-name="code"><text:tab/>}<text:line-break/>}<text:line-break/>// 1 <text:s/>2 / 3 * 4 * 5 + </text:p>
      <text:p text:style-name="P9"/>
      <text:p text:style-name="code">void <text:span text:style-name="luecke">preorder</text:span> ( BinSearchTree ptr, FILE *stream)</text:p>
      <text:p text:style-name="code">{</text:p>
      <text:p text:style-name="code"><text:tab/>if (<text:span text:style-name="luecke">ptr</text:span>){<text:line-break/><text:tab/><text:tab/>fprintf (stream, ”%d”, ptr-&gt;key);<text:line-break/><text:tab/><text:tab/><text:span text:style-name="luecke">preorder</text:span> (ptr-&gt;<text:span text:style-name="luecke">Left</text:span>, stream);<text:line-break/><text:soft-page-break/><text:tab/><text:tab/><text:span text:style-name="luecke">preorder</text:span> (ptr-&gt;<text:span text:style-name="luecke">Right</text:span>, stream);</text:p>
      <text:p text:style-name="code"><text:tab/>}<text:line-break/>}<text:line-break/><text:line-break/>// + * * / 1 <text:s/>2 <text:s/>3 <text:s/>4 <text:s/>5 <text:s/><text:line-break/></text:p>
      <text:h text:style-name="P26" text:outline-level="3" text:is-list-header="true"/>
      <text:h text:style-name="P26" text:outline-level="3"><text:bookmark-start text:name="__RefHeading___Toc2307_662248510"/>Suchen <text:bookmark-end text:name="__RefHeading___Toc2307_662248510"/></text:h>
      <text:p text:style-name="P9"/>
      <text:p text:style-name="code">BinSearchTree search (int key, BinSearchTree root)</text:p>
      <text:p text:style-name="code">{</text:p>
      <text:p text:style-name="code"><text:tab/>if (root == NULL)</text:p>
      <text:p text:style-name="code"><text:tab/><text:tab/>return <text:span text:style-name="luecke">NULL</text:span>;<text:line-break/><text:tab/>else if (key == root-&gt;key)</text:p>
      <text:p text:style-name="code"><text:tab/><text:tab/>return <text:span text:style-name="luecke">root</text:span>;</text:p>
      <text:p text:style-name="code"><text:tab/>else if (key &lt; root-&gt;key)</text:p>
      <text:p text:style-name="code"><text:tab/><text:tab/>return <text:span text:style-name="luecke">search</text:span> (key, root-&gt;<text:span text:style-name="luecke">Left</text:span>);</text:p>
      <text:p text:style-name="code"><text:tab/>else</text:p>
      <text:p text:style-name="code"><text:tab/><text:tab/>return <text:span text:style-name="luecke">search</text:span> (key, root-&gt;<text:span text:style-name="luecke">Right</text:span>);<text:line-break/>}</text:p>
      <text:p text:style-name="code"><text:tab/></text:p>
      <text:h text:style-name="P26" text:outline-level="3" text:is-list-header="true"/>
      <text:h text:style-name="P26" text:outline-level="3"><text:bookmark-start text:name="__RefHeading___Toc2309_662248510"/>Einfügen <text:bookmark-end text:name="__RefHeading___Toc2309_662248510"/></text:h>
      <text:p text:style-name="P9"/>
      <text:p text:style-name="code">BinSearchTree insert (int key, BinSearchTree *root)<text:line-break/>{<text:line-break/><text:tab/>BinSearchTree curr= *root;<text:line-break/><text:tab/>BinSearchTree prev= *root;<text:line-break/><text:tab/></text:p>
      <text:p text:style-name="code"><text:span text:style-name="T9"><text:tab/></text:span><text:span text:style-name="T2">// 1. Wenn Baum leer ist<text:line-break/><text:tab/>if (*root == NULL)</text:span></text:p>
      <text:p text:style-name="code"><text:tab/>{</text:p>
      <text:p text:style-name="code"><text:span text:style-name="T2"><text:tab/><text:tab/>*root = make_node(key);<text:line-break/><text:tab/><text:tab/>return *root;<text:line-break/><text:tab/>}<text:line-break/><text:line-break/><text:tab/>//2. Suche Platz zum Einfügen<text:line-break/><text:tab/>while (curr != </text:span><text:span text:style-name="T9">NULL)<text:line-break/><text:tab/>{<text:line-break/><text:tab/><text:tab/>prev= curr;<text:line-break/><text:tab/><text:tab/>if (key &gt; curr-&gt;key)<text:line-break/><text:tab/><text:tab/><text:tab/>curr= curr-&gt;</text:span><text:span text:style-name="luecke"><text:span text:style-name="T9">Right</text:span></text:span><text:span text:style-name="T9">;<text:line-break/><text:tab/><text:tab/>else if ( key &lt; curr-&gt;key)<text:line-break/><text:tab/><text:tab/><text:tab/>curr= curr-&gt;</text:span><text:span text:style-name="luecke"><text:span text:style-name="T9">Left</text:span></text:span><text:span text:style-name="T9">;<text:line-break/><text:tab/><text:tab/>else //Element bereits vorhanden<text:line-break/><text:tab/><text:tab/><text:tab/>return NULL;<text:line-break/></text:span><text:soft-page-break/><text:span text:style-name="T9"><text:tab/>}<text:line-break/></text:span></text:p>
      <text:p text:style-name="P13"><text:tab/>//3. Bei prev einfügen<text:line-break/><text:tab/>if (key &gt; <text:span text:style-name="luecke">prev</text:span>-&gt;key)<text:line-break/><text:tab/>{<text:line-break/><text:tab/><text:tab/>prev-&gt;<text:span text:style-name="luecke">Right</text:span>= make_node(key);<text:line-break/><text:tab/><text:tab/>return prev-&gt;<text:span text:style-name="luecke">Right</text:span>;<text:line-break/><text:tab/>}<text:line-break/><text:tab/>else</text:p>
      <text:p text:style-name="code"><text:tab/><text:span text:style-name="T9">{<text:line-break/><text:tab/><text:tab/>prev-&gt;</text:span><text:span text:style-name="luecke"><text:span text:style-name="T9">Left</text:span></text:span><text:span text:style-name="T9">= make_node(key);<text:line-break/><text:tab/><text:tab/>return prev-&gt;</text:span><text:span text:style-name="luecke"><text:span text:style-name="T9">Left</text:span></text:span><text:span text:style-name="T9">;<text:line-break/><text:tab/>}<text:line-break/>}<text:line-break/><text:tab/></text:span></text:p>
      <text:p text:style-name="P4"><text:line-break/></text:p>
      <text:p text:style-name="P4"/>
      <text:h text:style-name="P25" text:outline-level="3"><text:bookmark-start text:name="__RefHeading___Toc2311_662248510"/>Das Löschen eines Elementes<text:bookmark-end text:name="__RefHeading___Toc2311_662248510"/></text:h>
      <text:p text:style-name="P1">wird hier nicht behandelt.<text:line-break/></text:p>
      <text:p text:style-name="P1"/>
      <text:h text:style-name="P25" text:outline-level="3"><text:bookmark-start text:name="__RefHeading___Toc2313_662248510"/>Aufgaben: Binäre Bäume<text:bookmark-end text:name="__RefHeading___Toc2313_662248510"/></text:h>
      <text:p text:style-name="aufgabe_5f_überschrift"><text:bookmark-start text:name="__RefHeading___Toc2315_662248510"/>+Aufgabe: delBinSearch<text:bookmark-end text:name="__RefHeading___Toc2315_662248510"/></text:p>
      <text:p text:style-name="P17">Schreiben Sie die Funktion void delete (int key, BinSearchTree *root), die das Element (int key) aus dem Baum löscht.</text:p>
      <text:p text:style-name="P17"/>
      <text:p text:style-name="P10"/>
      <text:p text:style-name="P10"/>
      <text:p text:style-name="P15"><text:bookmark-start text:name="__RefHeading___Toc2317_662248510"/>Aufgabe: BinTreeADB<text:bookmark-end text:name="__RefHeading___Toc2317_662248510"/></text:p>
      <text:p text:style-name="P17">Im folgenden wollen wir einen Binären Suchbaum für das Email-Adressbuchbeispiel entwickeln. Ein Adressbuch-Datensatz (ADB_RECORD) besteht aus folgenden Komponenten:</text:p>
      <text:p text:style-name="P17"/>
      <text:p text:style-name="Text_20_body"/>
      <text:p text:style-name="code">typedef struct {</text:p>
      <text:p text:style-name="code"><text:tab/>char nickname[128];<text:tab/>// key<text:line-break/><text:tab/>char email[128];<text:tab/><text:tab/>//value1<text:line-break/><text:tab/>char comment[128];<text:tab/>//value2</text:p>
      <text:p text:style-name="code">} ADB_RECORD;<text:tab/><text:tab/><text:tab/>//Typ: Adressdatenbank RECORD</text:p>
      <text:p text:style-name="Text_20_body"/>
      <text:p text:style-name="Text_20_body">Einen Knoten für einen Binären Baum definieren wir:</text:p>
      <text:p text:style-name="code"><text:span text:style-name="T10">typedef </text:span><text:span text:style-name="T9">struct Bnode </text:span><text:span text:style-name="T10">{</text:span></text:p>
      <text:p text:style-name="code"><text:s text:c="2"/>ADB_RECORD entry;<text:tab/><text:tab/>//Datensatz</text:p>
      <text:p text:style-name="code"><text:span text:style-name="T10"><text:s text:c="2"/></text:span><text:span text:style-name="T7">struct Bnode *Left;<text:tab/>//Zeiger auf linken Teilbaum</text:span></text:p>
      <text:p text:style-name="code"><text:s text:c="2"/>struct Bnode *Right;<text:tab/>//Zeiger auf rechten Teilbaum</text:p>
      <text:p text:style-name="code">}BNODE;</text:p>
      <text:p text:style-name="P7"><text:soft-page-break/></text:p>
      <text:p text:style-name="P1">Ein Vorschlag für einen Modul-Entwurf. </text:p>
      <text:p text:style-name="P1"><draw:g text:anchor-type="char" draw:z-index="17" draw:style-name="gr2"><draw:rect draw:style-name="gr3" draw:text-style-name="P30" svg:width="17.934cm" svg:height="6.259cm" svg:x="0cm" svg:y="0cm"><text:p/></draw:rect><draw:frame draw:style-name="gr5" draw:text-style-name="P32" svg:width="5.795cm" svg:height="5.068cm" svg:x="4.591cm" svg:y="0.593cm"><draw:text-box><text:p text:style-name="P31"><text:span text:style-name="T20">Adressbuch-Modul:</text:span></text:p><text:p text:style-name="P31"><text:span text:style-name="T21">adb2.h</text:span></text:p><text:p text:style-name="P31"><text:span text:style-name="T21">adb2.c</text:span></text:p><text:p text:style-name="P31"><text:span text:style-name="T22"/></text:p><text:p text:style-name="P31"><text:span text:style-name="T21">adb_open</text:span><text:span text:style-name="T22"> (char* filename);</text:span></text:p><text:p text:style-name="P31"><text:span text:style-name="T22"/></text:p><text:p text:style-name="P31"><text:span text:style-name="T22">void </text:span><text:span text:style-name="T21">adb_list</text:span><text:span text:style-name="T22"> (FILE *);</text:span></text:p><text:p text:style-name="P31"><text:span text:style-name="T22"/></text:p><text:p text:style-name="P31"><text:span text:style-name="T22">char *</text:span><text:span text:style-name="T21">adb_get_email </text:span><text:span text:style-name="T22">(</text:span></text:p><text:p text:style-name="P31"><text:span text:style-name="T22"><text:tab/></text:span><text:span text:style-name="T22">char* nickname, </text:span><text:span text:style-name="T22"><text:tab/></text:span><text:span text:style-name="T22"><text:tab/></text:span><text:span text:style-name="T22">char *email);</text:span></text:p><text:p text:style-name="P31"><text:span text:style-name="T22"/></text:p><text:p text:style-name="P31"><text:span text:style-name="T22">void </text:span><text:span text:style-name="T21">adb_close</text:span><text:span text:style-name="T22"> (void);</text:span></text:p><text:p text:style-name="P31"><text:span text:style-name="T22"/></text:p></draw:text-box></draw:frame><draw:frame draw:style-name="gr5" draw:text-style-name="P32" svg:width="4.047cm" svg:height="5.068cm" svg:x="11.7cm" svg:y="0.593cm"><draw:text-box><text:p text:style-name="P31"><text:span text:style-name="T23">Binärer Baum-Modul:</text:span></text:p><text:p text:style-name="P31"><text:span text:style-name="T24">adb_btree.h</text:span></text:p><text:p text:style-name="P31"><text:span text:style-name="T21">adb_btree.c</text:span></text:p><text:p text:style-name="P31"><text:span text:style-name="T22"/></text:p><text:p text:style-name="P31"><text:span text:style-name="T22">adb_insert()</text:span></text:p><text:p text:style-name="P31"><text:span text:style-name="T22"/></text:p><text:p text:style-name="P31"><text:span text:style-name="T12">adb_search()</text:span></text:p><text:p text:style-name="P31"><text:span text:style-name="T12"/></text:p><text:p text:style-name="P31"><text:span text:style-name="T12">adb_inorder ()</text:span></text:p></draw:text-box></draw:frame><draw:line draw:style-name="gr6" draw:text-style-name="P30" svg:x1="3.388cm" svg:y1="3.577cm" svg:x2="4.587cm" svg:y2="3.579cm"><text:p/></draw:line><draw:line draw:style-name="gr6" draw:text-style-name="P30" svg:x1="10.388cm" svg:y1="3.874cm" svg:x2="11.699cm" svg:y2="3.874cm"><text:p/></draw:line><draw:frame draw:style-name="gr5" draw:text-style-name="P32" svg:width="2.733cm" svg:height="5.068cm" svg:x="0.653cm" svg:y="0.593cm"><draw:text-box><text:p text:style-name="P31"><text:span text:style-name="T23">Test-</text:span></text:p><text:p text:style-name="P31"><text:span text:style-name="T23">programm:</text:span></text:p><text:p text:style-name="P31"><text:span text:style-name="T12"/></text:p><text:p text:style-name="P31"><text:span text:style-name="T12">t_adb2_test.c</text:span></text:p><text:p text:style-name="P31"><text:span text:style-name="T13"/></text:p><text:p text:style-name="P31"><text:span text:style-name="T13"/></text:p></draw:text-box></draw:frame></draw:g><draw:rect text:anchor-type="as-char" draw:z-index="16" draw:style-name="gr1" draw:text-style-name="P30" svg:width="17.938cm" svg:height="6.261cm"><text:p/></draw:rect></text:p>
      <text:p text:style-name="P1">Schreiben Sie analog zu der in Arbeitsblatt 2 gestellten Aufgabe, den Zugriff auf die Email-Adressdatenbank der artum, dass ein Binärer Suchbaum verwendet wird.</text:p>
      <text:p text:style-name="P7"/>
      <text:p text:style-name="Text_20_body"/>
      <text:h text:style-name="Heading_20_2" text:outline-level="2"><text:bookmark-start text:name="__RefHeading___Toc2319_662248510"/>Zusammenfassung<text:bookmark-end text:name="__RefHeading___Toc2319_662248510"/></text:h>
      <text:p text:style-name="Text_20_body">Wir haben in diesem Kapitel die Grundlagen der Datenstrukturen in C kennen gelernt. </text:p>
      <text:p text:style-name="Text_20_body"/>
      <text:h text:style-name="Heading_20_2" text:outline-level="2"><text:bookmark-start text:name="__RefHeading___Toc2321_662248510"/>Ausblick<text:bookmark-end text:name="__RefHeading___Toc2321_662248510"/></text:h>
      <text:p text:style-name="Text_20_body"><text:span text:style-name="Citation"><text:span text:style-name="T1">In den folgenden Kapiteln wollen wir ähnliche Funktionalitäten bei objekt-orientierten Programmiersprachen wie C++ und Java kennen lernen.</text:span></text:span></text:p>
      <text:p text:style-name="Text_20_body"><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p text:style-name="P14">Aufgabe: tminish.c, o_strlist.h, o_strlist.c<text:tab/>13</text:p>
          <text:p text:style-name="P16">Bringen Sie das Minishell Programm zum Laufen.<text:tab/>13</text:p>
          <text:p text:style-name="P14">+Aufgabe: Dlist<text:tab/>13</text:p>
          <text:p text:style-name="P16">Erstellen Sie einen Modul für eine doppelt gekettete Liste<text:tab/>13</text:p>
          <text:p text:style-name="P14">Aufgabe: sort<text:tab/>13</text:p>
          <text:p text:style-name="P16">Fügen Sie zu obiger einfach geketteten Liste noch die Zugriffsfunktion sort(), die alle Listeneinträge sortiert.<text:tab/>13</text:p>
          <text:p text:style-name="P14">Aufgabe: InsertSorted<text:tab/>13</text:p>
          <text:p text:style-name="P16">Fügen Sie zu obiger einfach geketteten Liste noch die Zugriffsfunktion, um Einträge in sortierter Reihenfolge eingeben zu können.<text:tab/>13</text:p>
          <text:p text:style-name="P14">+Aufgabe: delBinSearch<text:tab/>18</text:p>
          <text:p text:style-name="P16">Schreiben Sie die Funktion void delete (int key, BinSearchTree *root), die das Element (int key) aus dem Baum löscht.<text:tab/>18</text:p>
          <text:p text:style-name="P14">Aufgabe: BinTreeADB<text:tab/>18</text:p>
          <text:p text:style-name="P16">Im folgenden wollen wir einen Binären Suchbaum für das Email-Adressbuchbeispiel entwickeln. Ein Adressbuch-Datensatz (ADB_RECORD) besteht aus folgenden Komponenten:<text:tab/>18</text:p>
        </text:index-body>
      </text:user-index>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1"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ziel" style:family="paragraph" style:parent-style-name="Standard" style:next-style-name="Text_20_body">
      <loext:graphic-properties draw:fill="solid" draw:fill-color="#ffffff" draw:opacity="100%"/>
      <style:paragraph-properties fo:keep-together="always" fo:background-color="#ffffff" fo:padding-left="0.212cm" fo:padding-right="0.141cm" fo:padding-top="0.035cm" fo:padding-bottom="0.035cm" fo:border="0.99pt solid #000000" fo:keep-with-next="always"/>
      <style:text-properties fo:letter-spacing="-0.018cm"/>
    </style:style>
    <style:style style:name="Listenfortsetzung" style:family="paragraph" style:parent-style-name="Standard" style:list-style-name="WW8Num5">
      <style:paragraph-properties fo:margin-left="0cm" fo:margin-right="0cm" fo:margin-top="0cm" fo:margin-bottom="0.212cm" loext:contextual-spacing="false" fo:text-indent="0cm" style:auto-text-indent="false"/>
      <style:text-properties style:font-name="Times New Roman" fo:font-family="'Times New Roman'" style:font-family-generic="roman" style:font-pitch="variable" fo:font-weight="bold" style:font-weight-asian="bold"/>
    </style:style>
    <style:style style:name="luecke" style:family="paragraph" style:parent-style-name="Contents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parent-style-name="WW-Absatz-Standardschriftar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HTML_20_Akronym" style:display-name="HTML Akronym" style:family="text" style:parent-style-name="WW-Absatz-Standardschriftart"/>
    <style:style style:name="bsp_5f_lsg_20_Char_20_Char" style:display-name="bsp_lsg Char Char" style:family="text" style:parent-style-name="WW-Absatz-Standardschriftart">
      <style:text-properties style:font-name="Courier New2" fo:font-family="'Courier New'" style:font-family-generic="modern" fo:letter-spacing="-0.018cm" style:language-complex="ar" style:country-complex="SA"/>
    </style:style>
    <style:style style:name="WW8Num5z0" style:family="text">
      <style:text-properties style:font-name="Symbol" fo:font-family="Symbol" style:font-family-generic="roman" style:font-pitch="variable" style:font-charset="x-symbol"/>
    </style:style>
    <style:style style:name="HTML_20_Code" style:display-name="HTML Code" style:family="text" style:parent-style-name="WW-Absatz-Standardschriftart">
      <style:text-properties style:font-name="Courier New2" fo:font-family="'Courier New'" style:font-family-generic="modern" fo:font-size="10pt" style:font-size-asian="10pt" style:font-size-complex="10pt"/>
    </style:style>
    <style:style style:name="WW8Num80z0" style:family="text">
      <style:text-properties style:font-name="Symbol" fo:font-family="Symbol" style:font-family-generic="roman" style:font-pitch="variable" style:font-charset="x-symbol"/>
    </style:style>
    <style:style style:name="WW8Num80z1" style:family="text">
      <style:text-properties style:font-name="Courier New2" fo:font-family="'Courier New'" style:font-family-generic="modern" style:font-name-complex="Courier New2" style:font-family-complex="'Courier New'" style:font-family-generic-complex="modern"/>
    </style:style>
    <style:style style:name="WW8Num80z2" style:family="text">
      <style:text-properties style:font-name="Wingdings" fo:font-family="Wingdings" style:font-pitch="variable" style:font-charset="x-symbol"/>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2" fo:font-family="'Courier New'" style:font-family-generic="modern" style:font-name-complex="Courier New2" style:font-family-complex="'Courier New'" style:font-family-generic-complex="modern"/>
    </style:style>
    <style:style style:name="WW8Num89z2" style:family="text">
      <style:text-properties style:font-name="Wingdings" fo:font-family="Wingdings"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2" fo:font-family="'Courier New'" style:font-family-generic="modern" style:font-name-complex="Courier New2" style:font-family-complex="'Courier New'" style:font-family-generic-complex="modern"/>
    </style:style>
    <style:style style:name="WW8Num115z2" style:family="text">
      <style:text-properties style:font-name="Wingdings" fo:font-family="Wingdings" style:font-pitch="variable" style:font-charset="x-symbol"/>
    </style:style>
    <style:style style:name="WW8Num107z0" style:family="text">
      <style:text-properties style:font-name="Symbol" fo:font-family="Symbol" style:font-family-generic="roman" style:font-pitch="variable" style:font-charset="x-symbol"/>
    </style:style>
    <style:style style:name="WW8Num107z1" style:family="text">
      <style:text-properties style:font-name="Courier New2" fo:font-family="'Courier New'" style:font-family-generic="modern" style:font-name-complex="Courier New2" style:font-family-complex="'Courier New'" style:font-family-generic-complex="modern"/>
    </style:style>
    <style:style style:name="WW8Num107z2" style:family="text">
      <style:text-properties style:font-name="Wingdings" fo:font-family="Wingdings"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prefix="Aufgabe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
      </text:list-level-style-bullet>
      <text:list-level-style-bullet text:level="3" text:style-name="WW8Num80z2" text:bullet-char="">
        <style:list-level-properties text:space-before="3.175cm" text:min-label-width="0.635cm"/>
        <style:text-properties style:font-name="Wingdings"/>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
      </text:list-level-style-bullet>
      <text:list-level-style-bullet text:level="6" text:style-name="WW8Num80z2" text:bullet-char="">
        <style:list-level-properties text:space-before="6.985cm" text:min-label-width="0.635cm"/>
        <style:text-properties style:font-name="Wingdings"/>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
      </text:list-level-style-bullet>
      <text:list-level-style-bullet text:level="9" text:style-name="WW8Num8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text:bullet-char="">
        <style:list-level-properties text:space-before="0.635cm" text:min-label-width="0.635cm"/>
        <style:text-properties style:font-name="Symbol"/>
      </text:list-level-style-bullet>
      <text:list-level-style-bullet text:level="2" text:style-name="WW8Num115z1" text:bullet-char="o">
        <style:list-level-properties text:space-before="1.905cm" text:min-label-width="0.635cm"/>
        <style:text-properties style:font-name="Courier New"/>
      </text:list-level-style-bullet>
      <text:list-level-style-bullet text:level="3" text:style-name="WW8Num115z2" text:bullet-char="">
        <style:list-level-properties text:space-before="3.175cm" text:min-label-width="0.635cm"/>
        <style:text-properties style:font-name="Wingdings"/>
      </text:list-level-style-bullet>
      <text:list-level-style-bullet text:level="4" text:style-name="WW8Num115z0" text:bullet-char="">
        <style:list-level-properties text:space-before="4.445cm" text:min-label-width="0.635cm"/>
        <style:text-properties style:font-name="Symbol"/>
      </text:list-level-style-bullet>
      <text:list-level-style-bullet text:level="5" text:style-name="WW8Num115z1" text:bullet-char="o">
        <style:list-level-properties text:space-before="5.715cm" text:min-label-width="0.635cm"/>
        <style:text-properties style:font-name="Courier New"/>
      </text:list-level-style-bullet>
      <text:list-level-style-bullet text:level="6" text:style-name="WW8Num115z2" text:bullet-char="">
        <style:list-level-properties text:space-before="6.985cm" text:min-label-width="0.635cm"/>
        <style:text-properties style:font-name="Wingdings"/>
      </text:list-level-style-bullet>
      <text:list-level-style-bullet text:level="7" text:style-name="WW8Num115z0" text:bullet-char="">
        <style:list-level-properties text:space-before="8.255cm" text:min-label-width="0.635cm"/>
        <style:text-properties style:font-name="Symbol"/>
      </text:list-level-style-bullet>
      <text:list-level-style-bullet text:level="8" text:style-name="WW8Num115z1" text:bullet-char="o">
        <style:list-level-properties text:space-before="9.525cm" text:min-label-width="0.635cm"/>
        <style:text-properties style:font-name="Courier New"/>
      </text:list-level-style-bullet>
      <text:list-level-style-bullet text:level="9" text:style-name="WW8Num1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space-before="0.635cm" text:min-label-width="0.635cm"/>
        <style:text-properties style:font-name="Symbol"/>
      </text:list-level-style-bullet>
      <text:list-level-style-bullet text:level="2" text:style-name="WW8Num107z1" text:bullet-char="o">
        <style:list-level-properties text:space-before="1.905cm" text:min-label-width="0.635cm"/>
        <style:text-properties style:font-name="Courier New"/>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0"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0"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c-datenstrukturen.odt</text:file-name><text:tab/>Arbeitsunterlage</text:p>
      </style:header>
      <style:footer>
        <text:p text:style-name="Footer">Informatik<text:tab/><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Linux_X86_64 LibreOffice_project/efb621ed25068d70781dc026f7e9c5187a4decd1</meta:generator>
    <meta:initial-creator>Anton Hofmann</meta:initial-creator>
    <meta:creation-date>2007-09-07T12:41:22</meta:creation-date>
    <dc:date>2019-03-04T19:25:54.494552450</dc:date>
    <dc:language>de-DE</dc:language>
    <meta:editing-cycles>51</meta:editing-cycles>
    <meta:editing-duration>PT10H8M4S</meta:editing-duration>
    <meta:document-statistic meta:table-count="1" meta:image-count="0" meta:object-count="0" meta:page-count="19" meta:paragraph-count="595" meta:word-count="2456" meta:character-count="17649" meta:non-whitespace-character-count="14837"/>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8-02-22T09:25:27"/>
  </office:meta>
</office:document-meta>
</file>